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63.95pt"/>
    </style:style>
    <style:style style:name="co2" style:family="table-column">
      <style:table-column-properties fo:break-before="auto" style:column-width="120.25pt"/>
    </style:style>
    <style:style style:name="co3" style:family="table-column">
      <style:table-column-properties fo:break-before="auto" style:column-width="64.01pt"/>
    </style:style>
    <style:style style:name="co4" style:family="table-column">
      <style:table-column-properties fo:break-before="auto" style:column-width="99.1pt"/>
    </style:style>
    <style:style style:name="co5" style:family="table-column">
      <style:table-column-properties fo:break-before="auto" style:column-width="125.94pt"/>
    </style:style>
    <style:style style:name="co6" style:family="table-column">
      <style:table-column-properties fo:break-before="auto" style:column-width="134.84pt"/>
    </style:style>
    <style:style style:name="co7" style:family="table-column">
      <style:table-column-properties fo:break-before="auto" style:column-width="168.21pt"/>
    </style:style>
    <style:style style:name="co8" style:family="table-column">
      <style:table-column-properties fo:break-before="auto" style:column-width="121.04pt"/>
    </style:style>
    <style:style style:name="co9" style:family="table-column">
      <style:table-column-properties fo:break-before="auto" style:column-width="121.86pt"/>
    </style:style>
    <style:style style:name="co10" style:family="table-column">
      <style:table-column-properties fo:break-before="auto" style:column-width="133.26pt"/>
    </style:style>
    <style:style style:name="co11" style:family="table-column">
      <style:table-column-properties fo:break-before="auto" style:column-width="188.5pt"/>
    </style:style>
    <style:style style:name="co12" style:family="table-column">
      <style:table-column-properties fo:break-before="auto" style:column-width="136.49pt"/>
    </style:style>
    <style:style style:name="co13" style:family="table-column">
      <style:table-column-properties fo:break-before="auto" style:column-width="151.94pt"/>
    </style:style>
    <style:style style:name="co14" style:family="table-column">
      <style:table-column-properties fo:break-before="auto" style:column-width="164.1pt"/>
    </style:style>
    <style:style style:name="co15" style:family="table-column">
      <style:table-column-properties fo:break-before="auto" style:column-width="214.5pt"/>
    </style:style>
    <style:style style:name="co16" style:family="table-column">
      <style:table-column-properties fo:break-before="auto" style:column-width="212.06pt"/>
    </style:style>
    <style:style style:name="co17" style:family="table-column">
      <style:table-column-properties fo:break-before="auto" style:column-width="201.49pt"/>
    </style:style>
    <style:style style:name="co18" style:family="table-column">
      <style:table-column-properties fo:break-before="auto" style:column-width="132.46pt"/>
    </style:style>
    <style:style style:name="co19" style:family="table-column">
      <style:table-column-properties fo:break-before="auto" style:column-width="160.84pt"/>
    </style:style>
    <style:style style:name="co20" style:family="table-column">
      <style:table-column-properties fo:break-before="auto" style:column-width="181.19pt"/>
    </style:style>
    <style:style style:name="co21" style:family="table-column">
      <style:table-column-properties fo:break-before="auto" style:column-width="113.75pt"/>
    </style:style>
    <style:style style:name="co22" style:family="table-column">
      <style:table-column-properties fo:break-before="auto" style:column-width="162.51pt"/>
    </style:style>
    <style:style style:name="co23" style:family="table-column">
      <style:table-column-properties fo:break-before="auto" style:column-width="216.96pt"/>
    </style:style>
    <style:style style:name="co24" style:family="table-column">
      <style:table-column-properties fo:break-before="auto" style:column-width="146.24pt"/>
    </style:style>
    <style:style style:name="ro1" style:family="table-row">
      <style:table-row-properties style:row-height="17.35pt" fo:break-before="auto" style:use-optimal-row-height="true"/>
    </style:style>
    <style:style style:name="ro2" style:family="table-row">
      <style:table-row-properties style:row-height="179.21pt" fo:break-before="auto" style:use-optimal-row-height="true"/>
    </style:style>
    <style:style style:name="ro3" style:family="table-row">
      <style:table-row-properties style:row-height="226.54pt" fo:break-before="auto" style:use-optimal-row-height="true"/>
    </style:style>
    <style:style style:name="ro4" style:family="table-row">
      <style:table-row-properties style:row-height="79.85pt" fo:break-before="auto" style:use-optimal-row-height="true"/>
    </style:style>
    <style:style style:name="ro5" style:family="table-row">
      <style:table-row-properties style:row-height="309.46pt" fo:break-before="auto" style:use-optimal-row-height="true"/>
    </style:style>
    <style:style style:name="ro6" style:family="table-row">
      <style:table-row-properties style:row-height="131.81pt" fo:break-before="auto" style:use-optimal-row-height="true"/>
    </style:style>
    <style:style style:name="ro7" style:family="table-row">
      <style:table-row-properties style:row-height="96.29pt" fo:break-before="auto" style:use-optimal-row-height="true"/>
    </style:style>
    <style:style style:name="ro8" style:family="table-row">
      <style:table-row-properties style:row-height="184.99pt" fo:break-before="auto" style:use-optimal-row-height="false"/>
    </style:style>
    <style:style style:name="ro9" style:family="table-row">
      <style:table-row-properties style:row-height="225.35pt" fo:break-before="auto" style:use-optimal-row-height="true"/>
    </style:style>
    <style:style style:name="ro10" style:family="table-row">
      <style:table-row-properties style:row-height="119.99pt" fo:break-before="auto" style:use-optimal-row-height="true"/>
    </style:style>
    <style:style style:name="ro11" style:family="table-row">
      <style:table-row-properties style:row-height="238.39pt" fo:break-before="auto" style:use-optimal-row-height="true"/>
    </style:style>
    <style:style style:name="ro12" style:family="table-row">
      <style:table-row-properties style:row-height="215.49pt" fo:break-before="auto" style:use-optimal-row-height="false"/>
    </style:style>
    <style:style style:name="ro13" style:family="table-row">
      <style:table-row-properties style:row-height="250.24pt" fo:break-before="auto" style:use-optimal-row-height="true"/>
    </style:style>
    <style:style style:name="ro14" style:family="table-row">
      <style:table-row-properties style:row-height="202.85pt" fo:break-before="auto" style:use-optimal-row-height="true"/>
    </style:style>
    <style:style style:name="ro15" style:family="table-row">
      <style:table-row-properties style:row-height="112.85pt" fo:break-before="auto" style:use-optimal-row-height="false"/>
    </style:style>
    <style:style style:name="ro16" style:family="table-row">
      <style:table-row-properties style:row-height="109.7pt" fo:break-before="auto" style:use-optimal-row-height="false"/>
    </style:style>
    <style:style style:name="ro17" style:family="table-row">
      <style:table-row-properties style:row-height="285.76pt" fo:break-before="auto" style:use-optimal-row-height="true"/>
    </style:style>
    <style:style style:name="ro18" style:family="table-row">
      <style:table-row-properties style:row-height="138.16pt" fo:break-before="auto" style:use-optimal-row-height="false"/>
    </style:style>
    <style:style style:name="ro19" style:family="table-row">
      <style:table-row-properties style:row-height="72.6pt" fo:break-before="auto" style:use-optimal-row-height="true"/>
    </style:style>
    <style:style style:name="ro20" style:family="table-row">
      <style:table-row-properties style:row-height="368.65pt" fo:break-before="auto" style:use-optimal-row-height="true"/>
    </style:style>
    <style:style style:name="ro21" style:family="table-row">
      <style:table-row-properties style:row-height="68.66pt" fo:break-before="auto" style:use-optimal-row-height="true"/>
    </style:style>
    <style:style style:name="ro22" style:family="table-row">
      <style:table-row-properties style:row-height="143.66pt" fo:break-before="auto" style:use-optimal-row-height="true"/>
    </style:style>
    <style:style style:name="ro23" style:family="table-row">
      <style:table-row-properties style:row-height="262.09pt" fo:break-before="auto" style:use-optimal-row-height="true"/>
    </style:style>
    <style:style style:name="ro24" style:family="table-row">
      <style:table-row-properties style:row-height="12.81pt"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1" style:family="table-cell" style:parent-style-name="Default">
      <style:text-properties fo:font-size="12pt" style:font-name-asian="Lohit Devanagari" style:font-size-asian="12pt" style:language-asian="hi" style:country-asian="IN" style:font-name-complex="DejaVu Sans" style:font-size-complex="6.80000019073486pt" style:language-complex="none" style:country-complex="none"/>
    </style:style>
    <style:style style:name="ce12"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data-style-name="N43"/>
    <style:style style:name="ce14" style:family="table-cell" style:parent-style-name="Default">
      <style:text-properties style:font-name="Liberation Serif"/>
    </style:style>
    <style:style style:name="ce8" style:family="table-cell" style:parent-style-name="Default" style:data-style-name="N0">
      <style:text-properties fo:font-size="14pt" style:font-size-asian="14pt" style:font-size-complex="14pt"/>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0">
      <style:text-properties fo:font-size="14pt" style:font-size-asian="14pt" style:font-size-complex="14pt"/>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font-size="12pt" style:font-name-asian="Lohit Devanagari" style:font-size-asian="12pt" style:language-asian="hi" style:country-asian="IN" style:font-name-complex="DejaVu Sans" style:font-size-complex="6.80000019073486pt" style:language-complex="none" style:country-complex="none"/>
    </style:style>
    <style:style style:name="ce16"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data-style-name="N43"/>
    <style:style style:name="ce18" style:family="table-cell" style:parent-style-name="Default">
      <style:text-properties style:font-name="Liberation Serif"/>
    </style:style>
    <style:style style:name="T17" style:family="text">
      <style:text-properties style:use-window-font-color="true" fo:language="en" fo:country="US" style:letter-kerning="true" style:font-name-asian="Lohit Devanagari" style:font-size-asian="12pt" style:language-asian="hi" style:country-asian="IN"/>
    </style:style>
    <style:style style:name="T20"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T4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18" style:family="text">
      <style:text-properties style:use-window-font-color="true" fo:font-size="12pt" fo:language="en" fo:country="US" style:letter-kerning="true" style:font-name-asian="Lohit Devanagari" style:font-size-asian="12pt" style:language-asian="hi" style:country-asian="IN"/>
    </style:style>
    <style:style style:name="T19" style:family="text">
      <style:text-properties style:use-window-font-color="true" fo:font-size="12pt" fo:language="en" fo:country="US" fo:font-style="normal" style:text-underline-style="none" fo:font-weight="normal" style:letter-kerning="true" style:font-name-asian="Lohit Devanagari" style:font-size-asian="12pt" style:language-asian="hi" style:country-asian="IN"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43" style:family="tex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1" style:family="text">
      <style:text-properties style:use-window-font-color="true" style:letter-kerning="true" fo:language="en" fo:country="US" style:language-asian="hi" style:country-asian="IN" style:font-name-asian="Lohit Devanagari" style:font-size-asian="12pt"/>
    </style:style>
    <style:style style:name="T22" style:family="text">
      <style:text-properties style:use-window-font-color="true" fo:font-size="12pt" style:letter-kerning="true" fo:language="en" fo:country="US" style:language-asian="hi" style:country-asian="IN" style:font-name-asian="Lohit Devanagari" style:font-size-asian="12pt"/>
    </style:style>
    <style:style style:name="T23" style:family="text">
      <style:text-properties style:use-window-font-color="true" fo:font-size="12pt" fo:font-weight="normal" style:text-underline-style="none" style:text-underline-color="font-color" fo:font-style="normal" style:letter-kerning="true" fo:language="en" fo:country="US" style:language-asian="hi" style:country-asian="IN" style:font-name-asian="Lohit Devanagari" style:font-size-asian="12pt" style:font-weight-asian="normal" style:font-weight-complex="normal" style:font-style-asian="normal" style:font-style-complex="normal"/>
    </style:style>
    <style:style style:name="T2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use-window-font-color="true" fo:font-size="12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DejaVu Sans"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font-size="12pt" style:language-asian="hi" style:country-asian="IN" style:font-relief="none" style:text-emphasize="none" style:text-outline="false" style:font-size-complex="6.80000019073486pt" style:font-size-asian="12pt" style:font-name-complex="DejaVu Sans" style:text-overline-style="none" style:text-overline-color="font-color" fo:language="en" fo:country="US" style:use-window-font-color="true" style:font-name-asian="Lohit Devanagari" style:font-style-asian="normal" style:font-style-complex="normal" fo:font-style="normal" style:font-name="Liberation Sans" style:language-complex="none" style:country-complex="none" style:text-line-through-mode="continuous" style:letter-kerning="true" fo:text-shadow="none" style:font-weight-complex="normal" style:font-weight-asian="normal" style:text-line-through-type="none" style:text-underline-style="none" style:text-underline-color="font-color" fo:font-weight="normal"/>
    </style:style>
    <style:style style:name="T27" style:family="text">
      <style:text-properties style:font-relief="none" style:text-emphasize="none" style:text-outline="false" style:text-overline-style="none" style:text-overline-color="font-color" fo:language="en" fo:country="US" style:use-window-font-color="true" style:font-style-asian="normal" style:font-style-complex="normal" fo:font-style="normal" style:text-line-through-mode="continuous" style:letter-kerning="true" fo:text-shadow="none" style:font-weight-complex="normal" style:font-weight-asian="normal" style:text-line-through-type="none" style:text-underline-style="none" style:text-underline-color="font-color" fo:font-weight="normal" style:font-name-asian="Noto Sans CJK SC" style:font-name-complex="Lohit Devanagari" style:font-size-complex="10pt" style:language-asian="zh" style:country-asian="CN" style:font-name="Liberation Serif" style:language-complex="hi" style:country-complex="IN" style:font-size-asian="10pt" fo:font-size="10pt"/>
    </style:style>
    <style:style style:name="T28" style:family="text">
      <style:text-properties style:font-relief="none" style:text-emphasize="none" style:text-outline="false" style:text-overline-style="none" style:text-overline-color="font-color" fo:language="en" fo:country="US" style:use-window-font-color="true" style:font-style-asian="normal" style:font-style-complex="normal" fo:font-style="normal" style:text-line-through-mode="continuous" style:letter-kerning="true" fo:text-shadow="none" style:font-weight-complex="normal" style:font-weight-asian="normal" style:text-line-through-type="none" style:text-underline-style="none" style:text-underline-color="font-color" fo:font-weight="normal" style:language-asian="hi" style:country-asian="IN" style:font-name="Liberation Sans" fo:font-size="12pt" style:language-complex="none" style:country-complex="none" style:font-name-complex="DejaVu Sans" style:font-size-complex="6.80000019073486pt" style:font-size-asian="12pt" style:font-name-asian="Lohit Devanagari"/>
    </style:style>
    <style:style style:name="T29" style:family="text">
      <style:text-properties style:font-relief="none" style:text-emphasize="none" style:text-outline="false" style:text-overline-style="none" style:text-overline-color="font-color" fo:language="en" fo:country="US" style:use-window-font-color="true" style:font-style-asian="normal" style:font-style-complex="normal" fo:font-style="normal" style:text-line-through-mode="continuous" style:letter-kerning="true" fo:text-shadow="none" style:font-weight-complex="normal" style:font-weight-asian="normal" style:text-line-through-type="none" style:text-underline-style="none" style:text-underline-color="font-color" fo:font-weight="normal" style:font-size-complex="10pt" style:font-name="Liberation Serif" style:language-asian="zh" style:country-asian="CN" style:language-complex="hi" style:country-complex="IN" style:font-name-asian="Noto Sans CJK SC" style:font-name-complex="Lohit Devanagari" style:font-size-asian="10pt" fo:font-size="10pt"/>
    </style:style>
    <style:style style:name="T30" style:family="text">
      <style:text-properties style:font-relief="none" style:text-emphasize="none" style:text-outline="false" style:text-overline-style="none" style:text-overline-color="font-color" fo:language="en" fo:country="US" style:use-window-font-color="true" style:font-style-asian="normal" style:font-style-complex="normal" fo:font-style="normal" style:text-line-through-mode="continuous" style:letter-kerning="true" fo:text-shadow="none" style:font-weight-complex="normal" style:font-weight-asian="normal" style:text-line-through-type="none" style:text-underline-style="none" style:text-underline-color="font-color" fo:font-weight="normal" fo:font-size="12pt" style:language-asian="hi" style:country-asian="IN" style:language-complex="none" style:country-complex="none" style:font-name-asian="Lohit Devanagari" style:font-name-complex="DejaVu Sans" style:font-size-asian="12pt" style:font-size-complex="6.80000019073486pt"/>
    </style:style>
    <style:style style:name="T31" style:family="text">
      <style:text-properties style:font-name-asian="Noto Sans CJK SC"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language-asian="zh" style:country-asian="CN" fo:font-size="10pt" style:font-name="Liberation Sans" fo:font-weight="normal" style:text-underline-style="none" style:text-underline-color="font-color" style:text-line-through-type="none" fo:font-style="normal" style:text-outline="false" fo:text-shadow="none" style:text-line-through-mode="continuous" fo:language="en" fo:country="US" style:font-name-complex="Lohit Devanagari"/>
    </style:style>
    <style:style style:name="T32" style:family="text">
      <style:text-properties style:font-weight-asian="normal" style:font-weight-complex="normal" style:font-style-asian="normal" style:font-style-complex="normal" style:text-emphasize="none" style:font-relief="none"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use-window-font-color="true" fo:font-size="12pt" style:letter-kerning="true" style:language-asian="hi" style:country-asian="IN" style:language-complex="none" style:country-complex="none" style:font-name-asian="Lohit Devanagari" style:font-name-complex="DejaVu Sans" style:font-size-asian="12pt" style:font-size-complex="6.80000019073486pt"/>
    </style:style>
    <style:style style:name="T3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erif"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style>
    <style:style style:name="T34"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font-name="Liberation Sans"/>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5" table:default-cell-style-name="Default"/>
        <table:table-column table:style-name="co24" table:default-cell-style-name="Default"/>
        <table:table-column table:style-name="co3" table:number-columns-repeated="996" table:default-cell-style-name="Default"/>
        <table:table-row table:style-name="ro1">
          <table:table-cell table:style-name="ce7" office:value-type="string" calcext:value-type="string">
            <text:p>Paper title</text:p>
          </table:table-cell>
          <table:table-cell table:style-name="ce7" office:value-type="string" calcext:value-type="string">
            <text:p>paper reference</text:p>
          </table:table-cell>
          <table:table-cell table:style-name="ce7" office:value-type="string" calcext:value-type="string">
            <text:p>genus</text:p>
          </table:table-cell>
          <table:table-cell table:style-name="ce7" office:value-type="string" calcext:value-type="string">
            <text:p>species</text:p>
          </table:table-cell>
          <table:table-cell table:style-name="ce7" office:value-type="string" calcext:value-type="string">
            <text:p>population size</text:p>
          </table:table-cell>
          <table:table-cell table:style-name="ce7" office:value-type="string" calcext:value-type="string">
            <text:p>bottleneck ratio</text:p>
          </table:table-cell>
          <table:table-cell table:style-name="ce7" office:value-type="string" calcext:value-type="string">
            <text:p>Sexual / asexual</text:p>
          </table:table-cell>
          <table:table-cell table:style-name="ce7" office:value-type="string" calcext:value-type="string">
            <text:p>life stage</text:p>
          </table:table-cell>
          <table:table-cell table:style-name="ce7" office:value-type="string" calcext:value-type="string">
            <text:p>broad taxonomy</text:p>
          </table:table-cell>
          <table:table-cell table:style-name="ce7" office:value-type="string" calcext:value-type="string">
            <text:p>fitness proxy used</text:p>
          </table:table-cell>
          <table:table-cell table:style-name="ce7" office:value-type="string" calcext:value-type="string">
            <text:p>Selection temperature</text:p>
          </table:table-cell>
          <table:table-cell table:style-name="ce7" office:value-type="string" calcext:value-type="string">
            <text:p>duration of selection</text:p>
          </table:table-cell>
          <table:table-cell table:style-name="ce7" office:value-type="string" calcext:value-type="string">
            <text:p>selection regime</text:p>
          </table:table-cell>
          <table:table-cell table:style-name="ce7" office:value-type="string" calcext:value-type="string">
            <text:p>Assay temperature</text:p>
          </table:table-cell>
          <table:table-cell table:style-name="ce7" office:value-type="string" calcext:value-type="string">
            <text:p>response</text:p>
          </table:table-cell>
          <table:table-cell table:style-name="ce7" office:value-type="string" calcext:value-type="string">
            <text:p>type of culture chemostat / batch culture</text:p>
          </table:table-cell>
          <table:table-cell table:style-name="ce7" office:value-type="string" calcext:value-type="string">
            <text:p>Number of generations</text:p>
          </table:table-cell>
          <table:table-cell table:style-name="ce7" office:value-type="string" calcext:value-type="string">
            <text:p>type of genetic variation</text:p>
          </table:table-cell>
          <table:table-cell table:style-name="ce7" office:value-type="string" calcext:value-type="string">
            <text:p>Isolate type</text:p>
          </table:table-cell>
          <table:table-cell table:style-name="ce7" office:value-type="string" calcext:value-type="string">
            <text:p>Photoautotrophy</text:p>
          </table:table-cell>
          <table:table-cell table:style-name="ce7" office:value-type="string" calcext:value-type="string">
            <text:p>number of replicates</text:p>
          </table:table-cell>
          <table:table-cell table:style-name="ce7" office:value-type="string" calcext:value-type="string">
            <text:p>Type of replicate</text:p>
          </table:table-cell>
          <table:table-cell table:style-name="ce7" office:value-type="string" calcext:value-type="string">
            <text:p>change in mean /variance of temperature</text:p>
          </table:table-cell>
          <table:table-cell table:style-name="ce7" office:value-type="string" calcext:value-type="string">
            <text:p>function used</text:p>
          </table:table-cell>
          <table:table-cell table:style-name="ce7" office:value-type="string" calcext:value-type="string">
            <text:p>Corelated trait measured</text:p>
          </table:table-cell>
          <table:table-cell table:style-name="ce7" office:value-type="string" calcext:value-type="string">
            <text:p>corelated change</text:p>
          </table:table-cell>
          <table:table-cell table:style-name="ce7" office:value-type="string" calcext:value-type="string">
            <text:p>Notes</text:p>
          </table:table-cell>
          <table:table-cell table:style-name="ce7" office:value-type="string" calcext:value-type="string">
            <text:p>body size from study or general</text:p>
          </table:table-cell>
          <table:table-cell table:style-name="ce7" table:number-columns-repeated="994"/>
        </table:table-row>
        <table:table-row table:style-name="ro2">
          <table:table-cell table:style-name="ce10" office:value-type="string" calcext:value-type="string">
            <text:p>Rapid thermal adaptation in photosymbionts of reef-building corals</text:p>
          </table:table-cell>
          <table:table-cell office:value-type="string" calcext:value-type="string">
            <text:p><text:span text:style-name="T21">(Chakravarti et al., 2017)</text:span></text:p>
          </table:table-cell>
          <table:table-cell office:value-type="string" calcext:value-type="string">
            <text:p>symbiodinium C1</text:p>
          </table:table-cell>
          <table:table-cell/>
          <table:table-cell office:value-type="string" calcext:value-type="string">
            <text:p>inoculated</text:p>
            <text:p>into fresh media at 300,000 cells/ml a</text:p>
          </table:table-cell>
          <table:table-cell/>
          <table:table-cell office:value-type="string" calcext:value-type="string">
            <text:p>asexual</text:p>
          </table:table-cell>
          <table:table-cell/>
          <table:table-cell table:style-name="ce10" office:value-type="string" calcext:value-type="string">
            <text:p>coral-dinoflagellate</text:p>
          </table:table-cell>
          <table:table-cell table:style-name="ce10" office:value-type="string" calcext:value-type="string">
            <text:p>Specific growth rate</text:p>
          </table:table-cell>
          <table:table-cell office:value-type="string" calcext:value-type="string">
            <text:p><text:s/>26.63 +- 0.001°C <text:s/>at 31.16+- 0.002°C</text:p>
          </table:table-cell>
          <table:table-cell office:value-type="string" calcext:value-type="string">
            <text:p>2.5 years</text:p>
          </table:table-cell>
          <table:table-cell office:value-type="string" calcext:value-type="string">
            <text:p><text:span text:style-name="T24"> ratchet design, Starting temperature 26°C</text:span> After 30 days, the four</text:p>
            <text:p>populations displaying the highest growth at 28°C, or the greatest</text:p>
            <text:p>cell densities, were transferred to the next ratchet temperature (2°C</text:p>
            <text:p>higher than the previous) and split between four more vessels containing fresh media, at the same starting cell density, resulting in</text:p>
            <text:p>n = 16 populations at both 28 and 30°C, respectively. Those kept at</text:p>
            <text:p>the next ratchet temperature of 32°C, however, did not exhibit any</text:p>
            <text:p>net growth, and 30°C was considered their maximum adaptive</text:p>
            <text:p>capacity. The cells able to survive and grow at an elevated temperature are hereafter named the selected Symbiodinium (SS) and their</text:p>
            <text:p>counterpart cells, that remained in control temperatures, named the</text:p>
            <text:p>wild type (WT). Following the ratchet experiment, ten randomly</text:p>
            <text:p>selected WT populations were kept at 26.63  0.001°C and ten of</text:p>
            <text:p>the fastest growing SS populations, resulting from the selection</text:p>
            <text:p>experiment, were kept at 31.16  0.002°C and cultured separately</text:p>
            <text:p>for approximately 30 months (ca. 142 and 73 generations, respectively, </text:p>
          </table:table-cell>
          <table:table-cell office:value-type="string" calcext:value-type="string">
            <text:p>27, 31</text:p>
          </table:table-cell>
          <table:table-cell table:style-name="ce10" office:value-type="string" calcext:value-type="string">
            <text:p>Relative to wild-type cells, selected cells showed superior photophysiological performance and growth rate at 31°C in vitro, and performed no worse at 27°C; they also had lower levels of extracellular reactive oxygen species (exROS). In contrast, wild-type cells were unable to photosynthesise or grow at 31°C and produced up to 17 times more exROS,  laboratory selection has widened rather</text:p>
            <text:p>than shifted the SS temperature tolerance range for this strain.</text:p>
          </table:table-cell>
          <table:table-cell office:value-type="string" calcext:value-type="string">
            <text:p>microcosm liquid culture </text:p>
          </table:table-cell>
          <table:table-cell office:value-type="float" office:value="80" calcext:value-type="float">
            <text:p>80</text:p>
          </table:table-cell>
          <table:table-cell office:value-type="string" calcext:value-type="string">
            <text:p>denovo</text:p>
          </table:table-cell>
          <table:table-cell office:value-type="string" calcext:value-type="string">
            <text:p>natural</text:p>
          </table:table-cell>
          <table:table-cell office:value-type="string" calcext:value-type="string">
            <text:p>yes</text:p>
          </table:table-cell>
          <table:table-cell office:value-type="string" calcext:value-type="string">
            <text:p>16, but finally only 10 populations maintained</text:p>
          </table:table-cell>
          <table:table-cell office:value-type="string" calcext:value-type="string">
            <text:p>biological</text:p>
          </table:table-cell>
          <table:table-cell table:number-columns-repeated="2"/>
          <table:table-cell table:style-name="ce10" office:value-type="string" calcext:value-type="string">
            <text:p>Photosynthetic performance, Oxidative stress, Heat stress responses of the juvenile coral</text:p>
            <text:p>Holobiont</text:p>
          </table:table-cell>
          <table:table-cell office:value-type="string" calcext:value-type="string">
            <text:p>they also had lower levels of extracellular reactive oxygen species (exROS). In</text:p>
            <text:p>contrast, wild-type cells were unable to photosynthesise or grow at 31°C and produced up to 17 times more exROS. In symbiosis, the increased thermal tolerance</text:p>
            <text:p>acquired ex hospite was less apparent. In recruits of two of three species tested,</text:p>
            <text:p>those harbouring selected cells showed no difference in growth between the 27</text:p>
            <text:p>and 31°C treatments, and a trend of positive growth at both temperatures. Recruits</text:p>
            <text:p>that were inoculated with wild-type cells, however, showed a significant difference</text:p>
            <text:p>in growth rates between the 27 and 31°C treatments, with a negative growth trend</text:p>
            <text:p>at 31°C. There were no significant differences in the rate and severity of bleaching</text:p>
            <text:p>in coral recruits harbouring wild-type or selected cells. </text:p>
          </table:table-cell>
          <table:table-cell office:value-type="string" calcext:value-type="string">
            <text:p>Following the ratchet experiment, ten randomly</text:p>
            <text:p>selected WT populations were kept at 26.63  0.001°C and ten of</text:p>
            <text:p>the fastest growing SS populations, resulting from the selection</text:p>
            <text:p>experiment, were kept at 31.16  0.002°C and cultured separately</text:p>
            <text:p>for approximately 30 months (ca. 142 and 73 generations, respectively</text:p>
          </table:table-cell>
          <table:table-cell table:number-columns-repeated="995"/>
        </table:table-row>
        <table:table-row table:style-name="ro3">
          <table:table-cell table:style-name="ce10" office:value-type="string" calcext:value-type="string">
            <text:p>THERMAL SENSITIVITY OF DROSOPHILA MELANOGASTER RESPONDS RAPIDLY TO LABORATORY NATURAL SELECTION</text:p>
          </table:table-cell>
          <table:table-cell office:value-type="string" calcext:value-type="string">
            <text:p><text:span text:style-name="T21">(Huey et al., 1991)</text:span></text:p>
          </table:table-cell>
          <table:table-cell office:value-type="string" calcext:value-type="string">
            <text:p>drosophila </text:p>
          </table:table-cell>
          <table:table-cell office:value-type="string" calcext:value-type="string">
            <text:p>melanogastor</text:p>
          </table:table-cell>
          <table:table-cell table:style-name="ce10" office:value-type="string" calcext:value-type="string">
            <text:p>Founding densities were c. 2,000 adults</text:p>
          </table:table-cell>
          <table:table-cell/>
          <table:table-cell office:value-type="string" calcext:value-type="string">
            <text:p>Sexual </text:p>
          </table:table-cell>
          <table:table-cell/>
          <table:table-cell office:value-type="string" calcext:value-type="string">
            <text:p>insect</text:p>
          </table:table-cell>
          <table:table-cell table:style-name="ce10" office:value-type="string" calcext:value-type="string">
            <text:p>Development Time</text:p>
          </table:table-cell>
          <table:table-cell office:value-type="string" calcext:value-type="string">
            <text:p>16.5, 25</text:p>
          </table:table-cell>
          <table:table-cell office:value-type="float" office:value="4" calcext:value-type="float">
            <text:p>4</text:p>
          </table:table-cell>
          <table:table-cell table:style-name="ce10" office:value-type="string" calcext:value-type="string">
            <text:p>Large populations were maintained with overlapping generations in population cages for over four years at either 16.5°C or 25°C. [Note: Low-temperature flies were held for about 1 year at 18°C before transfer to 16.5°C.] </text:p>
          </table:table-cell>
          <table:table-cell office:value-type="string" calcext:value-type="string">
            <text:p>16.5, 25</text:p>
          </table:table-cell>
          <table:table-cell office:value-type="string" calcext:value-type="string">
            <text:p>Flies from the low-temperature line developed about</text:p>
            <text:p>1/2 day faster than did high-temperature flies at 16.5"C,</text:p>
            <text:p>whereas high-temperature flies developed a few hours</text:p>
            <text:p>faster than the low-temperature flies at 25°C, Development times (time to eclosion) of both selection regimes were more than twice as long at low temperature than at high temperature</text:p>
          </table:table-cell>
          <table:table-cell table:style-name="ce10" office:value-type="string" calcext:value-type="string">
            <text:p>overlapping generations in population cages</text:p>
          </table:table-cell>
          <table:table-cell table:style-name="ce10" office:value-type="string" calcext:value-type="string">
            <text:p>the low-temperature and high-temperature flies must have experienced fewer than 60 and 100 generations, respectively, when the development-time experiment was conducted, and fewer than 66 and 110 generations by the heat-tolerance experiments.</text:p>
          </table:table-cell>
          <table:table-cell office:value-type="string" calcext:value-type="string">
            <text:p>standing</text:p>
          </table:table-cell>
          <table:table-cell office:value-type="string" calcext:value-type="string">
            <text:p>natural populations established in laboratory</text:p>
          </table:table-cell>
          <table:table-cell office:value-type="string" calcext:value-type="string">
            <text:p>no</text:p>
          </table:table-cell>
          <table:table-cell office:value-type="float" office:value="3" calcext:value-type="float">
            <text:p>3</text:p>
          </table:table-cell>
          <table:table-cell office:value-type="string" calcext:value-type="string">
            <text:p>biological</text:p>
          </table:table-cell>
          <table:table-cell table:number-columns-repeated="2"/>
          <table:table-cell office:value-type="string" calcext:value-type="string">
            <text:p>heat tolerance </text:p>
          </table:table-cell>
          <table:table-cell table:style-name="ce10" office:value-type="string" calcext:value-type="string">
            <text:p>High-temperature flies had significantly higher survival of heat shock (30 min at 39degree C) than did low temperature flies . However, average differences in percent survival between selection</text:p>
            <text:p>regimes are minor ( 2.8% for females, 4.0% for</text:p>
            <text:p>males) and smaller than the differences among replicates within lines . Replicate identity had a significant effect.</text:p>
            <text:p>Averages for the replicates showed some overlap between lines, suggesting that not all replicates showed</text:p>
            <text:p>parallel responses to the selection regimes.</text:p>
          </table:table-cell>
          <table:table-cell table:number-columns-repeated="996"/>
        </table:table-row>
        <table:table-row table:style-name="ro4">
          <table:table-cell office:value-type="string" calcext:value-type="string">
            <text:p>Male Drosophila melanogaster have higher mating success when</text:p>
            <text:p>adapted to their thermal environment</text:p>
          </table:table-cell>
          <table:table-cell office:value-type="string" calcext:value-type="string">
            <text:p><text:span text:style-name="T21">Dolgin et al., 2006)</text:span></text:p>
          </table:table-cell>
          <table:table-cell office:value-type="string" calcext:value-type="string">
            <text:p>drosophila </text:p>
          </table:table-cell>
          <table:table-cell office:value-type="string" calcext:value-type="string">
            <text:p>melanogastor</text:p>
          </table:table-cell>
          <table:table-cell table:number-columns-repeated="2"/>
          <table:table-cell office:value-type="string" calcext:value-type="string">
            <text:p>Sexual </text:p>
          </table:table-cell>
          <table:table-cell/>
          <table:table-cell office:value-type="string" calcext:value-type="string">
            <text:p>insect</text:p>
          </table:table-cell>
          <table:table-cell office:value-type="string" calcext:value-type="string">
            <text:p>mating success</text:p>
          </table:table-cell>
          <table:table-cell office:value-type="string" calcext:value-type="string">
            <text:p>18, 25</text:p>
          </table:table-cell>
          <table:table-cell office:value-type="string" calcext:value-type="string">
            <text:p>10 years</text:p>
          </table:table-cell>
          <table:table-cell office:value-type="string" calcext:value-type="string">
            <text:p>Three cages were</text:p>
            <text:p>randomly assigned to each of two thermal treatments</text:p>
            <text:p>with temperatures of 18 and 25C.</text:p>
          </table:table-cell>
          <table:table-cell/>
          <table:table-cell office:value-type="string" calcext:value-type="string">
            <text:p>competition for female partners, males had</text:p>
            <text:p>significantly higher mating success at their adapted temperature compared</text:p>
            <text:p>with males adapted to a different temperature. ,  In two</text:p>
            <text:p>of the three sets, males performed relatively better at</text:p>
            <text:p>their adapted temperatures compared with the alternate environment. In the other set, the relative mating success</text:p>
            <text:p>was nearly exactly the same. This difference was strongly</text:p>
            <text:p>statistically significant for sets 1 and 3</text:p>
          </table:table-cell>
          <table:table-cell office:value-type="string" calcext:value-type="string">
            <text:p>mass bred population in cages</text:p>
          </table:table-cell>
          <table:table-cell office:value-type="string" calcext:value-type="string">
            <text:p>not defined</text:p>
          </table:table-cell>
          <table:table-cell office:value-type="string" calcext:value-type="string">
            <text:p>standing</text:p>
          </table:table-cell>
          <table:table-cell office:value-type="string" calcext:value-type="string">
            <text:p>lab population established from natural populations long ago</text:p>
          </table:table-cell>
          <table:table-cell office:value-type="string" calcext:value-type="string">
            <text:p>no</text:p>
          </table:table-cell>
          <table:table-cell office:value-type="float" office:value="3" calcext:value-type="float">
            <text:p>3</text:p>
          </table:table-cell>
          <table:table-cell office:value-type="string" calcext:value-type="string">
            <text:p>biological</text:p>
          </table:table-cell>
          <table:table-cell table:number-columns-repeated="4"/>
          <table:table-cell office:value-type="string" calcext:value-type="string">
            <text:p>randomly paired each of three populations adapted</text:p>
            <text:p>to 25C with one of the three populations adapted to</text:p>
            <text:p>18C. In mating cages, we allowed multiple males from</text:p>
            <text:p>paired populations to compete for females from a</text:p>
            <text:p>common stock population. We scored the number of</text:p>
            <text:p>males of each type found in copula. Experiments were</text:p>
            <text:p>conducted at both 18 and 25C.</text:p>
          </table:table-cell>
          <table:table-cell table:number-columns-repeated="995"/>
        </table:table-row>
        <table:table-row table:style-name="ro5">
          <table:table-cell office:value-type="string" calcext:value-type="string">
            <text:p>Rapid Laboratory Evolution of Adult Life-History Traits in Drosophila melanogaster in</text:p>
            <text:p>Response to Temperature</text:p>
          </table:table-cell>
          <table:table-cell office:value-type="string" calcext:value-type="string">
            <text:p><text:span text:style-name="T21">(Partridge et al., 1995)</text:span></text:p>
          </table:table-cell>
          <table:table-cell office:value-type="string" calcext:value-type="string">
            <text:p>drosophila </text:p>
          </table:table-cell>
          <table:table-cell office:value-type="string" calcext:value-type="string">
            <text:p>melanogastor</text:p>
          </table:table-cell>
          <table:table-cell office:value-type="string" calcext:value-type="string">
            <text:p> Numbers of adults in the cages were about 3000-</text:p>
            <text:p> 4000</text:p>
          </table:table-cell>
          <table:table-cell/>
          <table:table-cell office:value-type="string" calcext:value-type="string">
            <text:p>Sexual </text:p>
          </table:table-cell>
          <table:table-cell/>
          <table:table-cell office:value-type="string" calcext:value-type="string">
            <text:p>insect</text:p>
          </table:table-cell>
          <table:table-cell table:style-name="ce10" office:value-type="string" calcext:value-type="string">
            <text:p>Fecundity and Fertility of Females,  intrinsic rate of increase(r for populations with</text:p>
            <text:p> the observed female fecundity and survival figures as a func-</text:p>
            <text:p> tion of the probability of larval survival, on the assumption  of an even sex ratio, and calculated solely from data on fe-</text:p>
            <text:p> males, under different assumptions about population growth.)</text:p>
          </table:table-cell>
          <table:table-cell office:value-type="string" calcext:value-type="string">
            <text:p>16.5, 25</text:p>
          </table:table-cell>
          <table:table-cell office:value-type="string" calcext:value-type="string">
            <text:p>4 years </text:p>
          </table:table-cell>
          <table:table-cell/>
          <table:table-cell office:value-type="string" calcext:value-type="string">
            <text:p>16.5, 25</text:p>
          </table:table-cell>
          <table:table-cell table:style-name="ce10" office:value-type="string" calcext:value-type="string">
            <text:p>When compared at the higher temperature, females from the high-temperature lines produced significantly more eggs for most of their lives (up to and including day 36) than did the low-temperature females. The converse was found when the comparison was made at the lower temperature, with the low-temperature females producing significantly more eggs up to and including day 76.  progeny-production figures very sim-</text:p>
            <text:p> ilar to those for the eggs, with a highly significant interaction</text:p>
            <text:p> between selection and experimental temperatures, and a sig-</text:p>
            <text:p> nificant main effect of experimental temperature, again at-</text:p>
            <text:p> tributable entirely to the large increase in lifetime fertility of</text:p>
            <text:p> the low-temperature lines at the lower experimental temper-</text:p>
            <text:p> ature, with the high-temperature lines showing a small dif ference in the opposite direction</text:p>
          </table:table-cell>
          <table:table-cell office:value-type="string" calcext:value-type="string">
            <text:p>population cages </text:p>
          </table:table-cell>
          <table:table-cell table:style-name="ce10" office:value-type="string" calcext:value-type="string">
            <text:p>generation time at 16.5 °C was about double that at 25°C</text:p>
          </table:table-cell>
          <table:table-cell office:value-type="string" calcext:value-type="string">
            <text:p>standing</text:p>
          </table:table-cell>
          <table:table-cell office:value-type="string" calcext:value-type="string">
            <text:p>natural populations established in laboratory</text:p>
          </table:table-cell>
          <table:table-cell office:value-type="string" calcext:value-type="string">
            <text:p>no</text:p>
          </table:table-cell>
          <table:table-cell office:value-type="float" office:value="3" calcext:value-type="float">
            <text:p>3</text:p>
          </table:table-cell>
          <table:table-cell office:value-type="string" calcext:value-type="string">
            <text:p>biological</text:p>
          </table:table-cell>
          <table:table-cell table:number-columns-repeated="2"/>
          <table:table-cell office:value-type="string" calcext:value-type="string">
            <text:p><text:s/>Longevities of Females and Males</text:p>
          </table:table-cell>
          <table:table-cell office:value-type="string" calcext:value-type="string">
            <text:p><text:span text:style-name="T25">survival rates for</text:span></text:p>
            <text:p><text:span text:style-name="T26"> flies of both sexes were much higher at 16.5</text:span><text:span text:style-name="T27">°C</text:span><text:span text:style-name="T28"> than at 25</text:span><text:span text:style-name="T29">°C</text:span><text:span text:style-name="T30">.,  Fe-</text:span></text:p>
            <text:p><text:span text:style-name="T25"> males showed clear evidence of adaptation to temperature,</text:span></text:p>
            <text:p><text:span text:style-name="T25"> in that the low-temperature selection lines survived for sig-</text:span></text:p>
            <text:p><text:span text:style-name="T25"> nificantly longer than the high-temperature lines when they</text:span></text:p>
            <text:p><text:span text:style-name="T25"> were compared at the low experimental temperature and for</text:span></text:p>
            <text:p><text:span text:style-name="T25"> significantly less long when the comparison was made at the</text:span></text:p>
            <text:p><text:span text:style-name="T25"> high temperature. The results for males were less clear-cut,</text:span></text:p>
            <text:p><text:span text:style-name="T25"> with flies from the low-temperature lines surviving for sig-</text:span></text:p>
            <text:p><text:span text:style-name="T25"> nificantly longer when the comparison was made at the low</text:span></text:p>
            <text:p><text:span text:style-name="T25"> temperature but with no significant difference at the higher</text:span></text:p>
            <text:p><text:span text:style-name="T25"> temperature; although the trend was in the same direction as</text:span></text:p>
            <text:p><text:span text:style-name="T25"> for the females.</text:span></text:p>
          </table:table-cell>
          <table:table-cell office:value-type="string" calcext:value-type="string">
            <text:p><text:span text:style-name="T31">description of the lines is similar to the </text:span><text:span text:style-name="T32">(Huey et al., 1991),  </text:span></text:p>
          </table:table-cell>
          <table:table-cell table:number-columns-repeated="995"/>
        </table:table-row>
        <table:table-row table:style-name="ro6">
          <table:table-cell office:value-type="string" calcext:value-type="string">
            <text:p>The Effect of Population Bottleneck Size and Selective Regime</text:p>
            <text:p>on Genetic Diversity and Evolvability in Bacteria</text:p>
          </table:table-cell>
          <table:table-cell office:value-type="string" calcext:value-type="string">
            <text:p><text:span text:style-name="T21">(Wein and Dagan, 2019)</text:span></text:p>
          </table:table-cell>
          <table:table-cell office:value-type="string" calcext:value-type="string">
            <text:p>escherichia</text:p>
          </table:table-cell>
          <table:table-cell office:value-type="string" calcext:value-type="string">
            <text:p>coli</text:p>
          </table:table-cell>
          <table:table-cell office:value-type="string" calcext:value-type="string">
            <text:p>1 ml media</text:p>
          </table:table-cell>
          <table:table-cell office:value-type="string" calcext:value-type="string">
            <text:p>population bottleneck sizes were applied every serial trans-</text:p>
            <text:p>fer with a dilution of 1:100 (1%, large, L), 1:1,000 (0.1%,</text:p>
            <text:p>medium, M), and 1:10,000 (0.01%, small, S)</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relative fitness through competition assays </text:p>
          </table:table-cell>
          <table:table-cell office:value-type="string" calcext:value-type="string">
            <text:p>20, 37</text:p>
          </table:table-cell>
          <table:table-cell/>
          <table:table-cell office:value-type="string" calcext:value-type="string">
            <text:p>normal bacterial selection , the ancestral cultures were divided into</text:p>
            <text:p>two temperatures of 37 and 20  C and three bottleneck sizes.</text:p>
          </table:table-cell>
          <table:table-cell office:value-type="string" calcext:value-type="string">
            <text:p>20, 37</text:p>
          </table:table-cell>
          <table:table-cell office:value-type="string" calcext:value-type="string">
            <text:p>results revealed that the tested populations had</text:p>
            <text:p>an increased fitness relative to the ancestral population</text:p>
            <text:p>(fig. 1B). Our results further show that the effect of temper-</text:p>
            <text:p>ature on the evolved population fitness is significant. The rel-</text:p>
            <text:p>ative fitness increase of the populations evolved at 37  C was</text:p>
            <text:p>higher in comparison to the populations evolved at 20C, the bottleneck size had no significant</text:p>
            <text:p>effect on the evolved populations’ relative fitness we note that a trend of increased fitness with population size</text:p>
            <text:p>bottleneck at 37  C can be observed , there is</text:p>
            <text:p>no significant interaction between the effects of bottleneck</text:p>
            <text:p>size and temperature on the mean relative fitness; hence, the</text:p>
            <text:p>effect of bottleneck size was similar in both temperature</text:p>
          </table:table-cell>
          <table:table-cell office:value-type="string" calcext:value-type="string">
            <text:p>Microcosm, liquid culture , batch culture </text:p>
          </table:table-cell>
          <table:table-cell office:value-type="float" office:value="1000" calcext:value-type="float">
            <text:p>1000</text:p>
          </table:table-cell>
          <table:table-cell office:value-type="string" calcext:value-type="string">
            <text:p>denovo</text:p>
          </table:table-cell>
          <table:table-cell office:value-type="string" calcext:value-type="string">
            <text:p>lab population <text:s/></text:p>
          </table:table-cell>
          <table:table-cell office:value-type="string" calcext:value-type="string">
            <text:p>no</text:p>
          </table:table-cell>
          <table:table-cell office:value-type="float" office:value="8" calcext:value-type="float">
            <text:p>8</text:p>
          </table:table-cell>
          <table:table-cell office:value-type="string" calcext:value-type="string">
            <text:p>biological</text:p>
          </table:table-cell>
          <table:table-cell table:number-columns-repeated="2"/>
          <table:table-cell office:value-type="string" calcext:value-type="string">
            <text:p>genetic diversity</text:p>
          </table:table-cell>
          <table:table-cell office:value-type="string" calcext:value-type="string">
            <text:p>high</text:p>
            <text:p>genetic diversity in the large in comparison to the small bottleneck size. Nonetheless, the cold temperature led to reduced genetic</text:p>
            <text:p>diversity regardless the bottleneck size; hence, the temperature has a stronger effect on the genetic diversity in comparison to the</text:p>
            <text:p>bottleneck size, Large Population Bottlenecks Show the Highest Degree of</text:p>
            <text:p>Parallel Evolution</text:p>
          </table:table-cell>
          <table:table-cell office:value-type="string" calcext:value-type="string">
            <text:p>competition experiments between a marked</text:p>
            <text:p>ancestor and the evolved populations in the corresponding</text:p>
            <text:p>temperature regime. Thus, populations evolved at 20  C were</text:p>
            <text:p>competed against the ancestor at 20  C and populations evolved at 37  C were competed against the ancestor at</text:p>
            <text:p>37  C</text:p>
          </table:table-cell>
          <table:table-cell table:number-columns-repeated="995"/>
        </table:table-row>
        <table:table-row table:style-name="ro7">
          <table:table-cell office:value-type="string" calcext:value-type="string">
            <text:p>Thermal evolution of pre‐adult life history traits in Drosophila melanogaster</text:p>
          </table:table-cell>
          <table:table-cell office:value-type="string" calcext:value-type="string">
            <text:p><text:span text:style-name="T21">(Partridge et al., 1994)</text:span></text:p>
          </table:table-cell>
          <table:table-cell office:value-type="string" calcext:value-type="string">
            <text:p>drosophila</text:p>
          </table:table-cell>
          <table:table-cell office:value-type="string" calcext:value-type="string">
            <text:p>melanogastor</text:p>
          </table:table-cell>
          <table:table-cell table:number-columns-repeated="2" office:value-type="string" calcext:value-type="string">
            <text:p>not defined</text:p>
          </table:table-cell>
          <table:table-cell office:value-type="string" calcext:value-type="string">
            <text:p>Sexual </text:p>
          </table:table-cell>
          <table:table-cell/>
          <table:table-cell office:value-type="string" calcext:value-type="string">
            <text:p>insect</text:p>
          </table:table-cell>
          <table:table-cell office:value-type="string" calcext:value-type="string">
            <text:p><text:span text:style-name="T24">larval and pupal development</text:span></text:p>
            <text:p><text:span text:style-name="T24">times, larval growth rates, larval critical weights for pupariation and pre-adult survival rates</text:span></text:p>
          </table:table-cell>
          <table:table-cell office:value-type="string" calcext:value-type="string">
            <text:p>16.5, 25</text:p>
          </table:table-cell>
          <table:table-cell office:value-type="string" calcext:value-type="string">
            <text:p>5 years</text:p>
          </table:table-cell>
          <table:table-cell/>
          <table:table-cell office:value-type="string" calcext:value-type="string">
            <text:p>16.5, 25</text:p>
          </table:table-cell>
          <table:table-cell office:value-type="string" calcext:value-type="string">
            <text:p> Pre-adult survival showed evidence of adaptation of the lines to their thermal selection regimes, with each set of</text:p>
            <text:p>lines showing superior survival when tested at the temperature at which they had been</text:p>
            <text:p>evolving. Pupal periods were similar for all lines when growing at 16.5 C but, at 25 C,</text:p>
            <text:p>the low temperature lines had the longer pupal periods. Irrespective of experimental</text:p>
            <text:p>temperature, low temperature lines grew faster and had shorter larval development</text:p>
            <text:p>periods than the high temperature lines. Larval critical weights for pupariation were</text:p>
            <text:p>higher in the low temperature lines at the low experimental temperature, and higher</text:p>
            <text:p>in the high temperature lines at the higher experimental temperature. T</text:p>
          </table:table-cell>
          <table:table-cell office:value-type="string" calcext:value-type="string">
            <text:p>population cages </text:p>
          </table:table-cell>
          <table:table-cell office:value-type="string" calcext:value-type="string">
            <text:p>not defined</text:p>
          </table:table-cell>
          <table:table-cell office:value-type="string" calcext:value-type="string">
            <text:p>standing</text:p>
          </table:table-cell>
          <table:table-cell office:value-type="string" calcext:value-type="string">
            <text:p>natural populations established in laboratory</text:p>
          </table:table-cell>
          <table:table-cell office:value-type="string" calcext:value-type="string">
            <text:p>no</text:p>
          </table:table-cell>
          <table:table-cell office:value-type="float" office:value="3" calcext:value-type="float">
            <text:p>3</text:p>
          </table:table-cell>
          <table:table-cell office:value-type="string" calcext:value-type="string">
            <text:p>biological</text:p>
          </table:table-cell>
          <table:table-cell table:number-columns-repeated="1000"/>
        </table:table-row>
        <table:table-row table:style-name="ro8">
          <table:table-cell office:value-type="string" calcext:value-type="string">
            <text:p>Thermal Evolution of Rate of Larval Development in Drosophila-Melanogaster in Laboratory and Field Populations</text:p>
          </table:table-cell>
          <table:table-cell office:value-type="string" calcext:value-type="string">
            <text:p><text:span text:style-name="T21">(James and Partridge, 1995)</text:span></text:p>
          </table:table-cell>
          <table:table-cell office:value-type="string" calcext:value-type="string">
            <text:p>drosophila</text:p>
          </table:table-cell>
          <table:table-cell office:value-type="string" calcext:value-type="string">
            <text:p>melanogastor</text:p>
          </table:table-cell>
          <table:table-cell table:number-columns-repeated="2" office:value-type="string" calcext:value-type="string">
            <text:p>not defined</text:p>
          </table:table-cell>
          <table:table-cell office:value-type="string" calcext:value-type="string">
            <text:p>Sexual </text:p>
          </table:table-cell>
          <table:table-cell/>
          <table:table-cell office:value-type="string" calcext:value-type="string">
            <text:p>insect </text:p>
          </table:table-cell>
          <table:table-cell table:style-name="ce10" office:value-type="string" calcext:value-type="string">
            <text:p>time to pupariations, <text:span text:style-name="T4">Pupal period </text:span></text:p>
          </table:table-cell>
          <table:table-cell table:style-name="ce10" office:value-type="string" calcext:value-type="string">
            <text:p>selection at 16.5 “C and 25 “C had been in operation for 9 years, and selection at 29 “C for 4 years. Two consecutive </text:p>
          </table:table-cell>
          <table:table-cell office:value-type="string" calcext:value-type="string">
            <text:p>9 years</text:p>
          </table:table-cell>
          <table:table-cell table:style-name="ce10" office:value-type="string" calcext:value-type="string">
            <text:p>three replicate lines were kept at 25” C, and three at 16.5” C. Five years later, each of the 25” C lines were split into two and one of each was established at 29” C. A</text:p>
          </table:table-cell>
          <table:table-cell office:value-type="string" calcext:value-type="string">
            <text:p>16.5, 25, 29</text:p>
          </table:table-cell>
          <table:table-cell table:style-name="ce10" office:value-type="string" calcext:value-type="string">
            <text:p>Time to pupariations was significantly affected by experimental temperature (Tab. 1) with longer larval periods at the cooler temperatures (Fig. 1). The 16.5” C selected line larvae developed significantly faster than the 25” C selected lines at all three experimental temperatures. The lines selected at 25” C and 29” C did not differ significantly from each other in larval development time. There was a significant selection temperature by experimental temperature interaction for larvae from the 16.5” C and 25” C selection regimes; the magnitude of the difference in development time was much greater at 16.5” C than 25” C, and at 25” C than at 29” C experimental temperature. For both 16.5” C versus 25” C and 25” C and 29” C line comparisons there was significant variation between replicate lines within different selection regimes and in the way the lines responded to different experimental temperatures.  Pupal period was also affected by experimental temperature (Fig. 2, Tab. 2). The</text:p>
            <text:p>only significant divergence caused by selection was between the 16.5” C and 25” C</text:p>
            <text:p>females. The 16.5” C flies had shorter pupal period at the lowest experimental</text:p>
            <text:p>temperature while the 25” C had shorter pupal periods at both warmer temperatures</text:p>
            <text:p>leading to a significant experimental by selection temperature interaction. Femanles and males from 25” C and 29” C selection regimes showed no significant difference</text:p>
            <text:p>in timing of pupal period.</text:p>
            <text:p> 3, Tab. 3). The 16.5” C and 25” C selected lines had diverged</text:p>
            <text:p>significantly (Tab. 3, a and b); males and females from the 16.5” C selected lines</text:p>
            <text:p>developed faster at all three experimental temperatures, and the magnitude of the</text:p>
            <text:p>difference significantly decreased with increasing experimental temperature (Fig. 3).</text:p>
            <text:p>No such divergence had occurred between the 25” C and 29” C selected lines (Tab.</text:p>
            <text:p>3, c and d). For females of the 25” C and 29” C lines there was a significant</text:p>
            <text:p>divergence between replicate lines in response to selection and in the way the</text:p>
            <text:p>response was expressed at different experimental temperatures. </text:p>
          </table:table-cell>
          <table:table-cell office:value-type="string" calcext:value-type="string">
            <text:p>population cages </text:p>
          </table:table-cell>
          <table:table-cell office:value-type="string" calcext:value-type="string">
            <text:p>not defined </text:p>
          </table:table-cell>
          <table:table-cell office:value-type="string" calcext:value-type="string">
            <text:p>standing</text:p>
          </table:table-cell>
          <table:table-cell office:value-type="string" calcext:value-type="string">
            <text:p>natural populations established in laboratory</text:p>
          </table:table-cell>
          <table:table-cell office:value-type="string" calcext:value-type="string">
            <text:p>no</text:p>
          </table:table-cell>
          <table:table-cell office:value-type="float" office:value="3" calcext:value-type="float">
            <text:p>3</text:p>
          </table:table-cell>
          <table:table-cell office:value-type="string" calcext:value-type="string">
            <text:p>biological</text:p>
          </table:table-cell>
          <table:table-cell table:number-columns-repeated="2"/>
          <table:table-cell table:style-name="ce10" office:value-type="string" calcext:value-type="string">
            <text:p><text:s/></text:p>
          </table:table-cell>
          <table:table-cell table:style-name="ce10" office:value-type="string" calcext:value-type="string">
            <text:p>. </text:p>
          </table:table-cell>
          <table:table-cell table:style-name="ce18" office:value-type="string" calcext:value-type="string">
            <text:p>The geographic populations showed a decrease in the duration of larval development, and hence of the total pre-adult period, with increasing latitude</text:p>
          </table:table-cell>
          <table:table-cell table:number-columns-repeated="995"/>
        </table:table-row>
        <table:table-row table:style-name="ro9">
          <table:table-cell table:style-name="ce10" office:value-type="string" calcext:value-type="string">
            <text:p>POPULATION DYNAMICS DETERMINE GENETIC ADAPTATION TO TEMPERATURE IN DAPHNIA</text:p>
          </table:table-cell>
          <table:table-cell office:value-type="string" calcext:value-type="string">
            <text:p><text:span text:style-name="T22">(Van Doorslaer et al., 2009)</text:span></text:p>
          </table:table-cell>
          <table:table-cell office:value-type="string" calcext:value-type="string">
            <text:p>daphnia</text:p>
          </table:table-cell>
          <table:table-cell office:value-type="string" calcext:value-type="string">
            <text:p>magna</text:p>
          </table:table-cell>
          <table:table-cell table:style-name="ce10" office:value-type="string" calcext:value-type="string">
            <text:p>240 clones per experimental unit at the start </text:p>
          </table:table-cell>
          <table:table-cell office:value-type="string" calcext:value-type="string">
            <text:p>One treatment involved removing</text:p>
            <text:p>10% of the volume every third day, whereas the second treatment</text:p>
            <text:p>involved removing 50% of the volume of each experimental unit</text:p>
            <text:p>every 15 days. </text:p>
          </table:table-cell>
          <table:table-cell office:value-type="string" calcext:value-type="string">
            <text:p><text:s/>parthenogenetic reproduction during favorable conditions with sexual reproduction</text:p>
          </table:table-cell>
          <table:table-cell/>
          <table:table-cell office:value-type="string" calcext:value-type="string">
            <text:p>crustacean</text:p>
          </table:table-cell>
          <table:table-cell office:value-type="string" calcext:value-type="string">
            <text:p>competitive fitness as a direct measure of relative fitness, performance r( calculated usingage at release</text:p>
            <text:p>of first and second clutch, and number of offspring produced in</text:p>
            <text:p>first and second clutch.)</text:p>
          </table:table-cell>
          <table:table-cell office:value-type="string" calcext:value-type="string">
            <text:p>20, 24</text:p>
          </table:table-cell>
          <table:table-cell office:value-type="string" calcext:value-type="string">
            <text:p>3 months</text:p>
          </table:table-cell>
          <table:table-cell table:style-name="ce10" office:value-type="string" calcext:value-type="string">
            <text:p>The whole experiment therefore consisted of 20 experimental units (2 temperature treatments × 2 culling regimes × 5 population replicates)</text:p>
          </table:table-cell>
          <table:table-cell office:value-type="string" calcext:value-type="string">
            <text:p>20, 24</text:p>
          </table:table-cell>
          <table:table-cell office:value-type="string" calcext:value-type="string">
            <text:p>The populations selected at 24◦C (ST) tended to outcompete the</text:p>
            <text:p>populations selected at 20◦C (ST) at both test temperatures (TT),</text:p>
            <text:p>although this difference was only close to statistical significance</text:p>
            <text:p>at 24◦C, The start populations reached higher relative</text:p>
            <text:p>abundances than the populations selected at 20◦C when tested at</text:p>
            <text:p>20◦C, but reached the same relative abundance as the populations</text:p>
            <text:p>selected at 24◦C and tested at 24◦C, , the differential evolution in performance was</text:p>
            <text:p>dependent on the culling regime, as we only observed this fast</text:p>
            <text:p>evolutionary response in the 50% culling regime and not in the</text:p>
            <text:p>more gradual culling regime of removing 10% of the population</text:p>
            <text:p>every three days,    The start populations showed</text:p>
            <text:p>a significant plastic response to test temperature in all studied</text:p>
            <text:p>life-history traits: compared to 20◦C, performance at 24◦C was</text:p>
            <text:p>higher due to a reduction in age at release of both clutches despite a reduction in number of offspring in both clutches . In selected lines a similar</text:p>
            <text:p>plastic response in performance to test temperature was observed,</text:p>
            <text:p>and similarly mainly mediated by a reduction in age at release of</text:p>
            <text:p>both clutches, In contrast to the start populations,</text:p>
            <text:p>however, there was no reduction in clutch size at 24◦C compared</text:p>
            <text:p>to 20◦C in the end populations Significant effecr of selection temperature was only seen in 50% culling regime. Animals</text:p>
            <text:p><text:span text:style-name="T24">selected at 24◦C showed a higher performance at both test temperatures compared to animals selected at 20◦C . According to contrast analysis at 20◦C both culling regimes had lower performance than the starting populations but at 24◦C the both culling regimes culling regime had higher performance compared to starting populations. </text:span></text:p>
          </table:table-cell>
          <table:table-cell office:value-type="string" calcext:value-type="string">
            <text:p>liquid mesocosms 10 lit</text:p>
          </table:table-cell>
          <table:table-cell office:value-type="string" calcext:value-type="string">
            <text:p>not defined </text:p>
          </table:table-cell>
          <table:table-cell office:value-type="string" calcext:value-type="string">
            <text:p>standing </text:p>
          </table:table-cell>
          <table:table-cell office:value-type="string" calcext:value-type="string">
            <text:p>natural populations </text:p>
          </table:table-cell>
          <table:table-cell office:value-type="string" calcext:value-type="string">
            <text:p>no</text:p>
          </table:table-cell>
          <table:table-cell office:value-type="float" office:value="5" calcext:value-type="float">
            <text:p>5</text:p>
          </table:table-cell>
          <table:table-cell office:value-type="string" calcext:value-type="string">
            <text:p>biological</text:p>
          </table:table-cell>
          <table:table-cell table:number-columns-repeated="4"/>
          <table:table-cell office:value-type="string" calcext:value-type="string">
            <text:p>. Each of the five populations was quadruplicated (through clonal reproduction) generating four identical sets</text:p>
            <text:p>of clones of which each was exposed to one of the four combinations of experimental temperature and culling regime. This</text:p>
            <text:p>generated a strong design to test experimental evolution, as the</text:p>
            <text:p>same group of genotypes (experimental populations) was exposed</text:p>
            <text:p>to all four selection regimes, and this was replicated for five different groups of genotypes</text:p>
          </table:table-cell>
          <table:table-cell table:number-columns-repeated="995"/>
        </table:table-row>
        <table:table-row table:style-name="ro10">
          <table:table-cell office:value-type="string" calcext:value-type="string">
            <text:p>Predators modify the evolutionary</text:p>
            <text:p>response of prey to temperature change</text:p>
          </table:table-cell>
          <table:table-cell office:value-type="string" calcext:value-type="string">
            <text:p><text:span text:style-name="T23">(Tseng and O’Connor, 2015)</text:span></text:p>
          </table:table-cell>
          <table:table-cell office:value-type="string" calcext:value-type="string">
            <text:p>daphnia </text:p>
          </table:table-cell>
          <table:table-cell office:value-type="string" calcext:value-type="string">
            <text:p>pulex</text:p>
          </table:table-cell>
          <table:table-cell office:value-type="string" calcext:value-type="string">
            <text:p>Starting point:30 Daphnia and 900 ml filtered pond water.</text:p>
          </table:table-cell>
          <table:table-cell office:value-type="string" calcext:value-type="string">
            <text:p>not defined</text:p>
          </table:table-cell>
          <table:table-cell office:value-type="string" calcext:value-type="string">
            <text:p>sexually and asexually in a process called parthenogenesis</text:p>
          </table:table-cell>
          <table:table-cell/>
          <table:table-cell office:value-type="string" calcext:value-type="string">
            <text:p>crustacean</text:p>
          </table:table-cell>
          <table:table-cell office:value-type="string" calcext:value-type="string">
            <text:p>per capita growth rate r</text:p>
          </table:table-cell>
          <table:table-cell office:value-type="string" calcext:value-type="string">
            <text:p>18, 21, 25</text:p>
          </table:table-cell>
          <table:table-cell office:value-type="string" calcext:value-type="string">
            <text:p>14 months</text:p>
          </table:table-cell>
          <table:table-cell office:value-type="string" calcext:value-type="string">
            <text:p>fully factorial laboratory natural selection</text:p>
            <text:p>experiment with three temperature (188, 218 and 258C) and two</text:p>
            <text:p>predator (with or without one Chaoborus larva) treatments.</text:p>
          </table:table-cell>
          <table:table-cell office:value-type="string" calcext:value-type="string">
            <text:p>18, 21</text:p>
          </table:table-cell>
          <table:table-cell office:value-type="string" calcext:value-type="string">
            <text:p>(i) predators and temperature mediated</text:p>
            <text:p>Daphnia population dynamics, (ii) Daphnia evolved faster</text:p>
            <text:p>growth rates when reared with predators and at the warmer</text:p>
            <text:p>temperature, and (iii) selection with predators resulted in the</text:p>
            <text:p>evolution of smaller Daphnia body size.    ,,, Daphnia mean population size between weeks 0 and 14</text:p>
            <text:p>was highest at 21C, Daphnia reared at 21C evolved higher growth rates than</text:p>
            <text:p>those reared at 18C, but only if they had also been reared</text:p>
            <text:p>with predators, evolutionary increase in plasticity</text:p>
            <text:p>supports the assertion that biotic interactions may be important</text:p>
            <text:p>drivers of evolutionary changes in reaction norms</text:p>
          </table:table-cell>
          <table:table-cell office:value-type="string" calcext:value-type="string">
            <text:p>liquid mesocosms 1 lit</text:p>
          </table:table-cell>
          <table:table-cell office:value-type="string" calcext:value-type="string">
            <text:p>7.5 + 1.5 Daphnia generations</text:p>
          </table:table-cell>
          <table:table-cell office:value-type="string" calcext:value-type="string">
            <text:p>standing </text:p>
          </table:table-cell>
          <table:table-cell office:value-type="string" calcext:value-type="string">
            <text:p><text:s/>Experimental Ponds </text:p>
          </table:table-cell>
          <table:table-cell office:value-type="string" calcext:value-type="string">
            <text:p>no</text:p>
          </table:table-cell>
          <table:table-cell office:value-type="float" office:value="4" calcext:value-type="float">
            <text:p>4</text:p>
          </table:table-cell>
          <table:table-cell office:value-type="string" calcext:value-type="string">
            <text:p>biological</text:p>
          </table:table-cell>
          <table:table-cell table:number-columns-repeated="2"/>
          <table:table-cell office:value-type="string" calcext:value-type="string">
            <text:p>body size</text:p>
          </table:table-cell>
          <table:table-cell office:value-type="string" calcext:value-type="string">
            <text:p>Daphnia reared with predators evolved smaller body sizes</text:p>
            <text:p>than those reared without predators, There was no effect of selection temp-</text:p>
            <text:p>erature on Daphnia body size, and Daphnia assayed at 218C</text:p>
            <text:p>were slightly smaller than those assayed at 188C</text:p>
          </table:table-cell>
          <table:table-cell office:value-type="string" calcext:value-type="string">
            <text:p>recorded Daphnia population size every two weeks from</text:p>
            <text:p>weeks 0 to 14 by averaging the number of Daphnia in three</text:p>
            <text:p>100 ml samples taken from each microcosm. In the evolution</text:p>
            <text:p>assay, we recorded Daphnia subpopulation size and average</text:p>
            <text:p>body size (mm 2 ) at the end of week 19</text:p>
          </table:table-cell>
          <table:table-cell table:number-columns-repeated="995"/>
        </table:table-row>
        <table:table-row table:style-name="ro11">
          <table:table-cell office:value-type="string" calcext:value-type="string">
            <text:p>Rapid evolution of thermal plasticity in mountain lake Daphnia populations</text:p>
          </table:table-cell>
          <table:table-cell office:value-type="string" calcext:value-type="string">
            <text:p><text:span text:style-name="T21">(Cavalheri et al., 2019)</text:span></text:p>
          </table:table-cell>
          <table:table-cell office:value-type="string" calcext:value-type="string">
            <text:p>daphnia </text:p>
          </table:table-cell>
          <table:table-cell office:value-type="string" calcext:value-type="string">
            <text:p><text:s/>pulicaria</text:p>
          </table:table-cell>
          <table:table-cell office:value-type="string" calcext:value-type="string">
            <text:p>not defined </text:p>
          </table:table-cell>
          <table:table-cell office:value-type="string" calcext:value-type="string">
            <text:p>not defined</text:p>
          </table:table-cell>
          <table:table-cell office:value-type="string" calcext:value-type="string">
            <text:p>sexually and asexually in a process called parthenogenesis</text:p>
          </table:table-cell>
          <table:table-cell/>
          <table:table-cell office:value-type="string" calcext:value-type="string">
            <text:p>crustacean</text:p>
          </table:table-cell>
          <table:table-cell office:value-type="string" calcext:value-type="string">
            <text:p>intrinsic growth rate</text:p>
          </table:table-cell>
          <table:table-cell office:value-type="string" calcext:value-type="string">
            <text:p>19, 13</text:p>
          </table:table-cell>
          <table:table-cell office:value-type="string" calcext:value-type="string">
            <text:p>2 years</text:p>
          </table:table-cell>
          <table:table-cell office:value-type="string" calcext:value-type="string">
            <text:p>Lakes were</text:p>
            <text:p>categorized by elevation, high and low, and by presence or</text:p>
            <text:p>absence of fish, thus we had four lake categories: warm (low</text:p>
            <text:p>elevation) with fish, warm (low elevation) without fish, cold</text:p>
            <text:p>(high elevation) with fish, and cold (high elevation) without</text:p>
            <text:p>fish. Collections were made from three lakes within each</text:p>
            <text:p>category to inoculate the tanks in order to insure genetic and</text:p>
            <text:p>species diversity within each community type.In order to initiate the thermal selection experiment we</text:p>
            <text:p>placed 1000- l mesocosms in UC Natural Reserves at two</text:p>
            <text:p>different elevations: 1200 m at the Sierra Nevada Research</text:p>
            <text:p>Station in Wawona and 3093 m at White Mountain Research</text:p>
            <text:p>Center. At each elevation we established five replicate meso-</text:p>
            <text:p>cosms per lake category for 20 mesocosms in total at each ele-</text:p>
            <text:p>vation.</text:p>
          </table:table-cell>
          <table:table-cell office:value-type="string" calcext:value-type="string">
            <text:p>17, 13</text:p>
          </table:table-cell>
          <table:table-cell office:value-type="string" calcext:value-type="string">
            <text:p>Individuals from lakes with fish had 0.6 ± 0.16</text:p>
            <text:p>fewer offspring on average than clones from fishless lakes, <text:span text:style-name="T4">At 13°C</text:span></text:p>
            <text:p><text:span text:style-name="T4">maternal lines from cold mesocosms showed a steeper slope</text:span></text:p>
            <text:p><text:span text:style-name="T4">than those from warm mesocosms, while the opposite is seen</text:span></text:p>
            <text:p><text:span text:style-name="T4">for maternal lines tested at 17°C, Intrinsic growth rate was approximately two times</text:span></text:p>
            <text:p><text:span text:style-name="T4">greater at test temperature 17°C (0.25 × day −1 ) than at test</text:span></text:p>
            <text:p><text:span text:style-name="T4">temperature 13°C (0.12 × day −1), </text:span><text:span text:style-name="T6">An interac-</text:span></text:p>
            <text:p><text:span text:style-name="T6">tion between mesocosm temperature and test temperature</text:span></text:p>
            <text:p><text:span text:style-name="T6">revealed that the intrinsic growth rate of maternal lines</text:span></text:p>
            <text:p><text:span text:style-name="T6">from warm mesocosms increased by 0.03 × day −1 more than</text:span></text:p>
            <text:p><text:span text:style-name="T6">maternal lines from cold mesocosms when grown at 17°C</text:span></text:p>
            <text:p><text:span text:style-name="T6">compared to 13°C (M × T, p = 0.004; Fig. 1E–F), i.e. pop-</text:span></text:p>
            <text:p><text:span text:style-name="T6">ulations that spent two years in warm mesocosms showed</text:span></text:p>
            <text:p><text:span text:style-name="T6">steeper slopes of the reaction norms than ones from cold</text:span></text:p>
            <text:p><text:span text:style-name="T6">mesocosms (Fig. 1E–F). All individuals reared in the 13°C</text:span></text:p>
            <text:p><text:span text:style-name="T6">test temperature had the same growth rate, regardless of long-</text:span></text:p>
            <text:p><text:span text:style-name="T6">or short-term selection while differences among lake and</text:span></text:p>
            <text:p><text:span text:style-name="T6">mesocosm treatments were expressed at 17°C. Specifically, at</text:span></text:p>
            <text:p><text:span text:style-name="T6">17°C, Daphnia from warm mesocosms had a higher intrinsic</text:span></text:p>
            <text:p><text:span text:style-name="T6">growth rate compared to maternal lines from cold mesocosms</text:span></text:p>
          </table:table-cell>
          <table:table-cell office:value-type="string" calcext:value-type="string">
            <text:p>liquid mesocosms 1000 lit</text:p>
          </table:table-cell>
          <table:table-cell office:value-type="string" calcext:value-type="string">
            <text:p>30-50</text:p>
          </table:table-cell>
          <table:table-cell office:value-type="string" calcext:value-type="string">
            <text:p>standing</text:p>
          </table:table-cell>
          <table:table-cell office:value-type="string" calcext:value-type="string">
            <text:p>natural populations </text:p>
          </table:table-cell>
          <table:table-cell office:value-type="string" calcext:value-type="string">
            <text:p>no</text:p>
          </table:table-cell>
          <table:table-cell office:value-type="float" office:value="5" calcext:value-type="float">
            <text:p>5</text:p>
          </table:table-cell>
          <table:table-cell office:value-type="string" calcext:value-type="string">
            <text:p>biological</text:p>
          </table:table-cell>
          <table:table-cell table:number-columns-repeated="2"/>
          <table:table-cell office:value-type="string" calcext:value-type="string">
            <text:p>size at maturity, age at maturity</text:p>
          </table:table-cell>
          <table:table-cell office:value-type="string" calcext:value-type="string">
            <text:p>Age at maturity was only affected by test</text:p>
            <text:p>temperature and decreased 4.5 ± 0.07 days</text:p>
            <text:p>on average when clones were grown at 17°C compared with</text:p>
            <text:p>clones tested at 13°C regardless of the previous conditions</text:p>
            <text:p>experienced by the maternal line (Fig. 1A–B).</text:p>
            <text:p>Daphnia pulicaria were smaller at maturity at test tem-</text:p>
            <text:p>perature 13°C compared to 17°C by 0.1 ± 0.01 mm on aver-</text:p>
            <text:p>age . However, the impact of test temperature on</text:p>
            <text:p>body size depended on lake elevation , indi-</text:p>
            <text:p>cating different slopes of the reaction norms between popula-</text:p>
            <text:p>tions from warm and cold lakes. Maternal lines from warm</text:p>
            <text:p>lakes typically exhibited greater plasticity in size at maturity</text:p>
            <text:p>than those from cold lakes ,</text:p>
            <text:p>with crossing reaction norms where warm lake populations</text:p>
            <text:p>matured at smaller size at 13°C but larger size at 17°C.</text:p>
          </table:table-cell>
          <table:table-cell office:value-type="string" calcext:value-type="string">
            <text:p>age at maturity (when individual</text:p>
            <text:p>released eggs in the brood pouch), size at maturity, and age</text:p>
            <text:p>and number of offspring from each clutch. Data for the first</text:p>
            <text:p>three clutches were used to calculate intrinsic population</text:p>
            <text:p>growth rate (including only those individuals that survived</text:p>
            <text:p>for the duration of the experiment) for each maternal line</text:p>
            <text:p>following the Lotka–Euler equation,                   the response of individual</text:p>
            <text:p>life-history traits to temperature showed the imprint of the</text:p>
            <text:p>ancestral lake environment, plasticity in population growth</text:p>
            <text:p>rate was most influenced by selection over the past two</text:p>
            <text:p>years. Together, these results suggest that rapid evolution of</text:p>
            <text:p>life-history plasticity maintains population growth near the</text:p>
            <text:p>optimum for Daphnia, although different life-history traits</text:p>
            <text:p>varied in their response to short-term selection.</text:p>
          </table:table-cell>
          <table:table-cell table:number-columns-repeated="995"/>
        </table:table-row>
        <table:table-row table:style-name="ro12">
          <table:table-cell office:value-type="string" calcext:value-type="string">
            <text:p>Positive selection at high temperature reduces</text:p>
            <text:p>gene transcription in the bacteriophage φX174</text:p>
          </table:table-cell>
          <table:table-cell office:value-type="string" calcext:value-type="string">
            <text:p><text:span text:style-name="T21">(Brown et al., 2010)</text:span></text:p>
          </table:table-cell>
          <table:table-cell office:value-type="string" calcext:value-type="string">
            <text:p>bacteriophage φX174,(hosts used for phage propagation were Escherichia coli</text:p>
            <text:p>C, Salmonella typhimurium, <text:span text:style-name="T4">Shigella sonnei</text:span></text:p>
          </table:table-cell>
          <table:table-cell table:number-columns-repeated="3"/>
          <table:table-cell office:value-type="string" calcext:value-type="string">
            <text:p>asexual</text:p>
          </table:table-cell>
          <table:table-cell/>
          <table:table-cell office:value-type="string" calcext:value-type="string">
            <text:p>virus</text:p>
          </table:table-cell>
          <table:table-cell office:value-type="string" calcext:value-type="string">
            <text:p>doublings per hour as a measure of fitness, <text:s/>relative fitness b competition assays, time for lysis</text:p>
          </table:table-cell>
          <table:table-cell table:number-columns-repeated="3"/>
          <table:table-cell office:value-type="string" calcext:value-type="string">
            <text:p>37,42</text:p>
          </table:table-cell>
          <table:table-cell office:value-type="string" calcext:value-type="string">
            <text:p>Fitness was measured as the number of times the phage</text:p>
            <text:p>population size doubles in an hour when grown in batch</text:p>
            <text:p>culture. Fitness was measured for each strain with each</text:p>
            <text:p>host at each temperature, and the fitnesses of the mutant</text:p>
            <text:p>strains were compared to that of the ancestor. In all three</text:p>
            <text:p>hosts, the mutants had more doublings per hour than the</text:p>
            <text:p>ancestor when grown at 42°C regardless of the host, but</text:p>
            <text:p>the amount of improvement of the mutant over the</text:p>
            <text:p>ancestor at 42°C depended upon the host (Figure 3,</text:p>
            <text:p>Table 3). At 37°C, relative fitnesses of mutants to ances-</text:p>
            <text:p>tor depended upon the host. In S. typhimurium, all of the</text:p>
            <text:p>mutants had higher fitness than the ancestor (p = 0.001).</text:p>
            <text:p>In S. sonnei, all of the mutants had lower fitness (p &lt;</text:p>
            <text:p>0.0001); in E. coli, the mutants had the same or lower fit-</text:p>
            <text:p>ness than the ancestor at 37°C,  At 37°C, the</text:p>
            <text:p>frequency of the mutant barely changes, even when the</text:p>
            <text:p>chemostat is started at different ratios of mutant to</text:p>
            <text:p>ancestor. At 42°C, however, the mutant frequency</text:p>
            <text:p>increases to around 80% over a two-hour experiment</text:p>
            <text:p>(Figure 4). In contrast with the low MOI fitness mea-</text:p>
            <text:p>surements, which show that doublings per hour of the</text:p>
            <text:p>mutant is less than the ancestor, the competition assays</text:p>
            <text:p>at 37°C indicate that the ancestor does not out-compete</text:p>
            <text:p>the mutants. The results of the competitions at 42°C,</text:p>
            <text:p>however, coincide with the low MOI fitness measure-</text:p>
            <text:p>ments. The change in frequency of the mutant strains in</text:p>
            <text:p>the 42°C chemostats is significantly greater than in the</text:p>
            <text:p>37°C chemostats, <text:span text:style-name="T4">E. coli and S. sonnei. In both hosts, the ancestor lysed</text:span></text:p>
            <text:p><text:span text:style-name="T4">by 12 minutes at 37°C and by 14 minutes at 42°C. Each</text:span></text:p>
            <text:p><text:span text:style-name="T4">of the mutants, on the other hand, lysed by 14 minutes</text:span></text:p>
            <text:p><text:span text:style-name="T4">at 37°C and by 12 minutes at 42°C, reversing the pattern</text:span></text:p>
            <text:p><text:span text:style-name="T4">of the ancestor. This pattern was not seen in S. typhi-</text:span></text:p>
            <text:p><text:span text:style-name="T4">murium, where only mut323 at 42°C showed an earlier</text:span></text:p>
            <text:p><text:span text:style-name="T4">lysis time of 14 minutes. All of the other phage lysed</text:span></text:p>
            <text:p><text:span text:style-name="T4">S. typhimurium by 16 minutes at both temperatures.</text:span></text:p>
          </table:table-cell>
          <table:table-cell table:number-columns-repeated="4"/>
          <table:table-cell office:value-type="string" calcext:value-type="string">
            <text:p>no</text:p>
          </table:table-cell>
          <table:table-cell table:number-columns-repeated="6"/>
          <table:table-cell office:value-type="string" calcext:value-type="string">
            <text:p>Four mutant strains were constructed in the ancestral</text:p>
            <text:p>background using site-directed mutagenesis. This is not really an experimenal evolution paper but they are using the genetic outcome from other experiments and inducing those mutations to test it against different temperatures,                   results strongly suggest that gene transcription plays an important role in influencing fitness in</text:p>
            <text:p>the bacteriophage φX174, and different point mutations in a single cis-regulatory region provided the genetic basis</text:p>
            <text:p>for this role in adaptation to high temperature.</text:p>
          </table:table-cell>
          <table:table-cell table:number-columns-repeated="995"/>
        </table:table-row>
        <table:table-row table:style-name="ro3">
          <table:table-cell office:value-type="string" calcext:value-type="string">
            <text:p>Experimental evolution in Drosophila melanogaster: Interaction of temperature and food quality selection regimes</text:p>
          </table:table-cell>
          <table:table-cell office:value-type="string" calcext:value-type="string">
            <text:p><text:span text:style-name="T21">(Bochdanovits and de Jong, 2003)</text:span></text:p>
          </table:table-cell>
          <table:table-cell office:value-type="string" calcext:value-type="string">
            <text:p>drosophila</text:p>
          </table:table-cell>
          <table:table-cell office:value-type="string" calcext:value-type="string">
            <text:p>melanogastor</text:p>
          </table:table-cell>
          <table:table-cell table:style-name="ce10" office:value-type="string" calcext:value-type="string">
            <text:p>20 larvae per vial</text:p>
          </table:table-cell>
          <table:table-cell office:value-type="string" calcext:value-type="string">
            <text:p>not defined </text:p>
          </table:table-cell>
          <table:table-cell office:value-type="string" calcext:value-type="string">
            <text:p>Sexual </text:p>
          </table:table-cell>
          <table:table-cell office:value-type="string" calcext:value-type="string">
            <text:p>larval stage resource acquisition</text:p>
          </table:table-cell>
          <table:table-cell office:value-type="string" calcext:value-type="string">
            <text:p>insect</text:p>
          </table:table-cell>
          <table:table-cell office:value-type="string" calcext:value-type="string">
            <text:p>feeding rate, Development time to pupa and emergence</text:p>
          </table:table-cell>
          <table:table-cell office:value-type="string" calcext:value-type="string">
            <text:p>17.5, 27.5</text:p>
          </table:table-cell>
          <table:table-cell/>
          <table:table-cell office:value-type="string" calcext:value-type="string">
            <text:p>four</text:p>
            <text:p>experimental evolution lines were set up in 10 vials each; a</text:p>
            <text:p>vial has a diameter of 2.5 cm and contained 10 ml medium.</text:p>
            <text:p>Larval density was kept at 20 larvae per vial throughout the</text:p>
            <text:p>experiment, no interference competition between the larvae</text:p>
            <text:p>is intended. Four combinations were used of two different</text:p>
            <text:p>rearing temperatures, 17.58C and 27.58C; and two larval food</text:p>
            <text:p>qualities, standard corn medium (R) and one with half of the</text:p>
            <text:p>nutrient content (P). The low nutrient content represents an</text:p>
            <text:p>environment in which resource availability to the developing</text:p>
            <text:p>larvae is limited without the deleterious effects of larval</text:p>
            <text:p>crowding. These lines will be referred to as PL (poor food,</text:p>
            <text:p>17.58C), RL (regular food, 17.58C), PH (poor food, 27.58C),</text:p>
            <text:p>and RH (regular food, 27.58C), respectively.  There was only selection on larval</text:p>
            <text:p>resource acquisition at different temperatures, without the</text:p>
            <text:p>confounding effect of adaptation by the adults.</text:p>
          </table:table-cell>
          <table:table-cell office:value-type="string" calcext:value-type="string">
            <text:p>17.5, 27.5</text:p>
          </table:table-cell>
          <table:table-cell office:value-type="string" calcext:value-type="string">
            <text:p> For all traits considered, an interaction between selection temperature and nutrient quality during selection was found,          only a significant main effect of selection</text:p>
            <text:p>temperature (P , 0.001) was detected, not of development</text:p>
            <text:p>temperature or food quality. A cold evolutionary history led</text:p>
            <text:p>to higher pre-adult survival (RL and PL . RH and PH). This</text:p>
            <text:p>result was accompanied by an overall significant interaction</text:p>
            <text:p>between selection temperature and larval food quality during</text:p>
            <text:p>Selection,    . At both test temperatures, a food quality by selection temperature interaction was present. Associated with a cold thermal regime, selection on poor food</text:p>
            <text:p>decreased survival (PL &lt; RL), but accompanying evolution.</text:p>
            <text:p>at high temperature, selection on poor food slightly increased</text:p>
            <text:p>it (PH &gt; RH) lines from 17.58C showed lower feeding rates than the selection lines of 27.58C. Selection on regular food resulted in</text:p>
            <text:p>a significantly higher feeding rate than selection at poor food.   As expected, a significant effect of developmental temperature was found on development time both to pupa (P ,</text:p>
            <text:p>0.001) and to adult (P , 0.001). At high temperatures development is faster. The rich food lines showed a longer development than the poor food lines (RH1RL &gt;PH1PL). Selection temperature did not bring about a difference in development time.At low developmental temperature the rich food selection</text:p>
            <text:p>lines showed an increase in development time over the poor</text:p>
            <text:p>food selection lines; at high rearing temperature no difference</text:p>
            <text:p>in development time was found between selection lines from</text:p>
            <text:p>poor food and rich food (Fig. 5). Interestingly, this pattern</text:p>
            <text:p>was reversed when the interaction between selection temperature and selection food quality is considered. High selection temperature and rich food select to extend development. When following a cold evolutionary history, the effect</text:p>
            <text:p>of food quality during selection on present development time</text:p>
            <text:p>is negligible (</text:p>
          </table:table-cell>
          <table:table-cell office:value-type="string" calcext:value-type="string">
            <text:p>microcosms, fly vials with solid media </text:p>
          </table:table-cell>
          <table:table-cell office:value-type="float" office:value="10" calcext:value-type="float">
            <text:p>10</text:p>
          </table:table-cell>
          <table:table-cell office:value-type="string" calcext:value-type="string">
            <text:p>standing</text:p>
          </table:table-cell>
          <table:table-cell office:value-type="string" calcext:value-type="string">
            <text:p>natural populations established in the lab</text:p>
          </table:table-cell>
          <table:table-cell office:value-type="string" calcext:value-type="string">
            <text:p>no</text:p>
          </table:table-cell>
          <table:table-cell office:value-type="string" calcext:value-type="string">
            <text:p>10 (doubtful as adults were pooled over vials, and were kept</text:p>
            <text:p>in bottles at 22.58C</text:p>
          </table:table-cell>
          <table:table-cell office:value-type="string" calcext:value-type="string">
            <text:p>biological</text:p>
          </table:table-cell>
          <table:table-cell table:number-columns-repeated="2"/>
          <table:table-cell office:value-type="string" calcext:value-type="string">
            <text:p>weight, size</text:p>
          </table:table-cell>
          <table:table-cell office:value-type="string" calcext:value-type="string">
            <text:p>Larger adults</text:p>
            <text:p>emerged at 17.58C compared to 27.58C regardless of the evolutionary history of the stocks (Fig. 1). A cold selection regime also yielded larger males (P , 0.001). The effect of</text:p>
            <text:p>larval food quality during selection remained marginally nonsignificant (P 5 0.053), with poor food quality yielding</text:p>
            <text:p>smaller adults, At the development temperature of 17.58C, male body</text:p>
            <text:p>weight did not differ significantly between selection temperatures  or food quality regimes, . Males of the PL and RH lines were significantly heavier than males of the PH and RL lines.  At the development temperature of 27.58C, male body</text:p>
            <text:p>weight differed significantly between selection temperatures</text:p>
            <text:p>(P , 0.001) and marginally between food quality regimes</text:p>
            <text:p>(P 5 0.056). Low temperature and a regular quality food</text:p>
            <text:p>regime led to higher male body size</text:p>
          </table:table-cell>
          <table:table-cell table:number-columns-repeated="996"/>
        </table:table-row>
        <table:table-row table:style-name="ro13">
          <table:table-cell office:value-type="string" calcext:value-type="string">
            <text:p>Adaptation of Paramecium caudatum to variable conditions of temperature</text:p>
            <text:p>Stress</text:p>
          </table:table-cell>
          <table:table-cell office:value-type="string" calcext:value-type="string">
            <text:p><text:span text:style-name="T21">(Duncan et al., 2011)</text:span></text:p>
          </table:table-cell>
          <table:table-cell office:value-type="string" calcext:value-type="string">
            <text:p>paramecium </text:p>
          </table:table-cell>
          <table:table-cell office:value-type="string" calcext:value-type="string">
            <text:p>caudatum</text:p>
          </table:table-cell>
          <table:table-cell table:number-columns-repeated="2"/>
          <table:table-cell office:value-type="string" calcext:value-type="string">
            <text:p>asexual</text:p>
          </table:table-cell>
          <table:table-cell/>
          <table:table-cell office:value-type="string" calcext:value-type="string">
            <text:p>protist</text:p>
          </table:table-cell>
          <table:table-cell/>
          <table:table-cell office:value-type="string" calcext:value-type="string">
            <text:p>23, 35</text:p>
          </table:table-cell>
          <table:table-cell office:value-type="string" calcext:value-type="string">
            <text:p>120 days</text:p>
          </table:table-cell>
          <table:table-cell office:value-type="string" calcext:value-type="string">
            <text:p>P. caudatum were randomly assigned to one of 6 selection</text:p>
            <text:p>treatments, two constant temperature treatments (23  C, and</text:p>
            <text:p>35  C +-0.5  C) and four variable temperature treatments (with</text:p>
            <text:p>mean temperatures of 26.2  C, 27.8  C, 30.2  C or 32.8  C).</text:p>
            <text:p>These variable temperature environments corresponded to 27%,</text:p>
            <text:p>40%, 60% and 73% of time during the experiment spent at 35  C,</text:p>
            <text:p>respectively. Variable mean temperatures were achieved by</text:p>
            <text:p>randomly changing tubes daily between 23  C and 35  C.</text:p>
          </table:table-cell>
          <table:table-cell office:value-type="string" calcext:value-type="string">
            <text:p>23, 35</text:p>
          </table:table-cell>
          <table:table-cell office:value-type="string" calcext:value-type="string">
            <text:p>Populations from the two constant temperature environ-</text:p>
            <text:p>ments (23 ! C and 35 ! C) were observed to have higher levels</text:p>
            <text:p>of division when assayed at their own selection temperature. Our results clearly showed that Paramecium from variable</text:p>
            <text:p>selection environments grow reasonably well at both 23 ! C</text:p>
            <text:p>and 35 ! C, consistent with the evolution of a generalist</text:p>
            <text:p>strategy. However, patterns of growth for populations from the</text:p>
            <text:p>different variable treatments were not the same across pop-</text:p>
            <text:p>ulations, nor was the performance of these populations inter-</text:p>
            <text:p>mediate between those of the constant-temperature specialists,</text:p>
            <text:p>as would be expected for typical generalists, did not observe that evolution in the performance of</text:p>
            <text:p>Paramecium at the different variable treatments varied in the</text:p>
            <text:p>constant assay environments according to the amount of time</text:p>
            <text:p>they had spent in each. The different relative frequencies of</text:p>
            <text:p>exposure to 35 ! C or 23 ! C had no obvious influence on the</text:p>
            <text:p>order of performance at either assay temperature, nor on the</text:p>
            <text:p>order of the average performance over both temperatures.</text:p>
            <text:p>Combined, these results emphasise an absence of trade-off</text:p>
            <text:p>ensuing different amounts of time spent at each temperature,</text:p>
            <text:p>and no cost for being a generalist in this experiment. results indicate higher fitness of (some) gener-</text:p>
            <text:p>alists in all variable environments, in particular at increasing</text:p>
            <text:p>mean temperatures, with more frequent exposure to 35 ! C , also there was evolution of a super generalist</text:p>
          </table:table-cell>
          <table:table-cell table:number-columns-repeated="2"/>
          <table:table-cell office:value-type="string" calcext:value-type="string">
            <text:p>two mixed clones but still denovo</text:p>
          </table:table-cell>
          <table:table-cell office:value-type="string" calcext:value-type="string">
            <text:p>lab population <text:s/></text:p>
          </table:table-cell>
          <table:table-cell office:value-type="string" calcext:value-type="string">
            <text:p>no</text:p>
          </table:table-cell>
          <table:table-cell office:value-type="float" office:value="4" calcext:value-type="float">
            <text:p>4</text:p>
          </table:table-cell>
          <table:table-cell office:value-type="string" calcext:value-type="string">
            <text:p>biological</text:p>
          </table:table-cell>
          <table:table-cell table:number-columns-repeated="1000"/>
        </table:table-row>
        <table:table-row table:style-name="ro14">
          <table:table-cell office:value-type="string" calcext:value-type="string">
            <text:p>An experimental test of evolutionary trade-offs</text:p>
            <text:p>during temperature adaptation</text:p>
          </table:table-cell>
          <table:table-cell office:value-type="string" calcext:value-type="string">
            <text:p><text:span text:style-name="T21">(Bennett and Lenski, 2007)</text:span></text:p>
          </table:table-cell>
          <table:table-cell office:value-type="string" calcext:value-type="string">
            <text:p>escherichia </text:p>
          </table:table-cell>
          <table:table-cell office:value-type="string" calcext:value-type="string">
            <text:p>coli</text:p>
          </table:table-cell>
          <table:table-cell/>
          <table:table-cell office:value-type="string" calcext:value-type="string">
            <text:p>1/100</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relative fitness through competition assays </text:p>
          </table:table-cell>
          <table:table-cell office:value-type="float" office:value="20" calcext:value-type="float">
            <text:p>20</text:p>
          </table:table-cell>
          <table:table-cell/>
          <table:table-cell office:value-type="string" calcext:value-type="string">
            <text:p><text:span text:style-name="T24">Ancestor was grown at 37 °C for 2000 generations. </text:span>The 24 lines founded by Anc were</text:p>
            <text:p>maintained in the same medium and serial transfer regime for</text:p>
            <text:p>another 2,000 generations with six replicate populations prop-</text:p>
            <text:p>agated in each of the following thermal conditions: constant</text:p>
            <text:p>32°C, 37°C, or 42°C or a daily alteration between 32°C and 42°C</text:p>
            <text:p>(15). Clonal isolates of these 24 lines, each derived from a single</text:p>
            <text:p>colony, were then cultured for another 2,000 generations at 20°C</text:p>
          </table:table-cell>
          <table:table-cell office:value-type="string" calcext:value-type="string">
            <text:p>20, 40</text:p>
          </table:table-cell>
          <table:table-cell office:value-type="string" calcext:value-type="string">
            <text:p>The temperature that each derived line had experi-</text:p>
            <text:p>enced before its evolution at 20°C had no significant effect on the</text:p>
            <text:p>extent of adaptation to 20°C, there was a general adaptation to selective temper-</text:p>
            <text:p>ature in this experiment, and this adaptation was also signifi-</text:p>
            <text:p>cantly manifest in ⬎90% of the individual lineages. The mean</text:p>
            <text:p>fitness increment is not significantly different (P ⫽ 0.14) from</text:p>
            <text:p>that of six replicate lines selected at 20°C directly from Anc, there was a</text:p>
            <text:p>significant loss of fitness at high temperature, demonstrating a</text:p>
            <text:p>trade-off associated with adaptation to lower temperature. This</text:p>
            <text:p>mean fitness decrement at 40°C is not significantly different (P ⫽</text:p>
            <text:p>0.16) from that of six replicate lines selected at 20°C directly from</text:p>
            <text:p>Anc( also the historical environment was not significant), 15 lines had a significant decrement in fitness at</text:p>
            <text:p>40°C (indicated in red in Table 4). Eight lines (shown in yellow)</text:p>
            <text:p>did not significantly decrease in fitness, and one (42/20 ⫹ 3,</text:p>
            <text:p>shown in green) actually experienced a significant increase in</text:p>
            <text:p>fitness at 40°C (⌬W ⫽ 0.122) while it evolved at and adapted to</text:p>
            <text:p>20°C (⌬W ⫽ 0.086)</text:p>
          </table:table-cell>
          <table:table-cell office:value-type="string" calcext:value-type="string">
            <text:p>Microcosm, liquid culture , batch culture </text:p>
          </table:table-cell>
          <table:table-cell office:value-type="float" office:value="2000" calcext:value-type="float">
            <text:p>2000</text:p>
          </table:table-cell>
          <table:table-cell office:value-type="string" calcext:value-type="string">
            <text:p>denovo</text:p>
          </table:table-cell>
          <table:table-cell office:value-type="string" calcext:value-type="string">
            <text:p>labpopulations</text:p>
          </table:table-cell>
          <table:table-cell office:value-type="string" calcext:value-type="string">
            <text:p>no</text:p>
          </table:table-cell>
          <table:table-cell office:value-type="float" office:value="6" calcext:value-type="float">
            <text:p>6</text:p>
          </table:table-cell>
          <table:table-cell office:value-type="string" calcext:value-type="string">
            <text:p>biological</text:p>
          </table:table-cell>
          <table:table-cell table:number-columns-repeated="4"/>
          <table:table-cell office:value-type="string" calcext:value-type="string">
            <text:p>difference in genetic variability among lines is</text:p>
            <text:p>significant and in the direction that supports the hypothesis of</text:p>
            <text:p>greater heterogeneity in the correlated responses than in the</text:p>
            <text:p>direct responses to selection. there is no significant quantitative relationship</text:p>
            <text:p>between the magnitude of the selected gain and correlated loss</text:p>
          </table:table-cell>
          <table:table-cell table:number-columns-repeated="995"/>
        </table:table-row>
        <table:table-row table:style-name="ro9">
          <table:table-cell office:value-type="string" calcext:value-type="string">
            <text:p>Species interactions mediate thermal evolution</text:p>
          </table:table-cell>
          <table:table-cell office:value-type="string" calcext:value-type="string">
            <text:p><text:span text:style-name="T21">(Tseng et al., 2019)</text:span></text:p>
          </table:table-cell>
          <table:table-cell office:value-type="string" calcext:value-type="string">
            <text:p>daphnia </text:p>
          </table:table-cell>
          <table:table-cell office:value-type="string" calcext:value-type="string">
            <text:p>pulex</text:p>
          </table:table-cell>
          <table:table-cell office:value-type="string" calcext:value-type="string">
            <text:p>Approx 500000 for algae, 30 per 700 ml for daphnia </text:p>
          </table:table-cell>
          <table:table-cell table:style-name="ce17" office:value-type="string" calcext:value-type="string">
            <text:p><text:s/>(~14% media change).</text:p>
          </table:table-cell>
          <table:table-cell office:value-type="string" calcext:value-type="string">
            <text:p>sexually and asexually in a process called parthenogenesis(daphnia), asexually(algae)</text:p>
          </table:table-cell>
          <table:table-cell/>
          <table:table-cell office:value-type="string" calcext:value-type="string">
            <text:p>crustacean, algae</text:p>
          </table:table-cell>
          <table:table-cell office:value-type="string" calcext:value-type="string">
            <text:p>photosynthesis, respiration for algae, <text:s/>bodysize, time to maturity, per capita growth rate r for daphnia</text:p>
          </table:table-cell>
          <table:table-cell office:value-type="string" calcext:value-type="string">
            <text:p>12, 18</text:p>
          </table:table-cell>
          <table:table-cell office:value-type="string" calcext:value-type="string">
            <text:p>150 days</text:p>
          </table:table-cell>
          <table:table-cell office:value-type="string" calcext:value-type="string">
            <text:p> Overall, this was a three‐factor experi‐</text:p>
            <text:p>ment, with two levels of predators (present/absent), two levels of</text:p>
            <text:p>Daphnia rearing temperature (12°C, 18°C) and two levels of algal food</text:p>
            <text:p>type (cold, warm). There were twenty replicate Daphnia populations</text:p>
            <text:p>per treatment combination for a total of 160 replicate populations.</text:p>
          </table:table-cell>
          <table:table-cell office:value-type="string" calcext:value-type="string">
            <text:p>12, 18, 22, 26°C(for daphnia ),10, 12, 16, 20,</text:p>
            <text:p>24°C(for algae)</text:p>
          </table:table-cell>
          <table:table-cell office:value-type="string" calcext:value-type="string">
            <text:p> We found that cold‐evolved algae (a high‐quality resource) facilitated the</text:p>
            <text:p>evolution of increased thermal plasticity in Daphnia populations selected at 12°C, for</text:p>
            <text:p>both body size and per capita growth rates (r). Conversely, warm‐evolved algae fa‐</text:p>
            <text:p>cilitated the evolution of increased r thermal plasticity for Daphnia selected at 18°C.  There was no effect of predators on</text:p>
            <text:p>TRN (Thermal reaction norm) evolution in Daphnia r </text:p>
            <text:p>Lastly, we found that the effect of selection temperature on evolved Daphnia body</text:p>
            <text:p>size was more pronounced when Daphnia were also reared with predators.      For algae there was no difference in photosynthesis</text:p>
            <text:p>between the temperature selection lines, Algal respiration also increased plastically with assay tempera‐</text:p>
            <text:p>ture  and S. obliquus populations</text:p>
            <text:p>selected at the warmer temperature evolved higher rates of respi‐</text:p>
            <text:p>ration compared to populations selected at the colder temperature    ,   Daphnia fed cold‐</text:p>
            <text:p>evolved algae evolved steeper thermal reaction norms when se‐</text:p>
            <text:p>lected at 12°C, but there was no difference in TRNs for body size in</text:p>
            <text:p>Daphnia fed warm‐evolved algae. The effect of temperature selection was more pronounced</text:p>
            <text:p>when Daphnia were also reared with predators, with Daphnia</text:p>
            <text:p>evolving overall larger bodies in the 12°C versus 18°C selection</text:p>
            <text:p>treatments.There was no effect of selec‐</text:p>
            <text:p>tion temperature or algal food type on TRN evolution. There was</text:p>
            <text:p>also no effect of predator presence on Daphnia development time</text:p>
            <text:p>TRNs </text:p>
          </table:table-cell>
          <table:table-cell office:value-type="string" calcext:value-type="string">
            <text:p>microcosm liquid culture ,batch culture</text:p>
          </table:table-cell>
          <table:table-cell table:style-name="ce10" office:value-type="string" calcext:value-type="string">
            <text:p>Day 150 represents approximately 10–15 rounds of reproduction in Daphnia and ~65 cell division cy‐ cles for S. obliquus</text:p>
          </table:table-cell>
          <table:table-cell office:value-type="string" calcext:value-type="string">
            <text:p>standing</text:p>
          </table:table-cell>
          <table:table-cell office:value-type="string" calcext:value-type="string">
            <text:p>laboratory populations</text:p>
          </table:table-cell>
          <table:table-cell office:value-type="string" calcext:value-type="string">
            <text:p>no (daphnia), <text:s/>yes(algae) </text:p>
          </table:table-cell>
          <table:table-cell office:value-type="float" office:value="20" calcext:value-type="float">
            <text:p>20</text:p>
          </table:table-cell>
          <table:table-cell office:value-type="string" calcext:value-type="string">
            <text:p>biological</text:p>
          </table:table-cell>
          <table:table-cell table:number-columns-repeated="2"/>
          <table:table-cell office:value-type="string" calcext:value-type="string">
            <text:p>cell size for algae</text:p>
          </table:table-cell>
          <table:table-cell office:value-type="string" calcext:value-type="string">
            <text:p> algal populations that had been maintained for the</text:p>
            <text:p>duration of the experiment at the warmer temperature were 23%</text:p>
            <text:p>smaller in volume compared to algae maintained at the cooler tem‐</text:p>
            <text:p>Perature</text:p>
          </table:table-cell>
          <table:table-cell office:value-type="string" calcext:value-type="string">
            <text:p>Scenedesmus obliquus (Chlorococcales: Scenedesmaceae, Kützing,</text:p>
            <text:p>1833, also known as Tetradesmus obliquus and Acutodesmus obliquus),</text:p>
            <text:p>Daphnia pulex, and larvae of the predatory midge Chaoborus ameri‐</text:p>
            <text:p>Canus,     Daphnia popula‐</text:p>
            <text:p>tions fed warm‐reared algae exhibited a 12% lower population</text:p>
            <text:p>size (mean = 74) compared to populations fed cold‐reared algae</text:p>
            <text:p>(mean = 84; Figure 2), and the presence of predators decreased the</text:p>
            <text:p>average Daphnia population size by 22% </text:p>
          </table:table-cell>
          <table:table-cell table:number-columns-repeated="995"/>
        </table:table-row>
        <table:table-row table:style-name="ro15">
          <table:table-cell table:style-name="ce10" office:value-type="string" calcext:value-type="string">
            <text:p>Mating system affects population</text:p>
            <text:p>performance and extinction risk under</text:p>
            <text:p>environmental challenge</text:p>
          </table:table-cell>
          <table:table-cell office:value-type="string" calcext:value-type="string">
            <text:p><text:span text:style-name="T22">(Plesnar-Bielak et al., 2012)</text:span></text:p>
          </table:table-cell>
          <table:table-cell office:value-type="string" calcext:value-type="string">
            <text:p>rhizoglyphus</text:p>
          </table:table-cell>
          <table:table-cell office:value-type="string" calcext:value-type="string">
            <text:p>robini</text:p>
          </table:table-cell>
          <table:table-cell table:style-name="ce10" office:value-type="string" calcext:value-type="string">
            <text:p>20 virgin males and 20 virgin females were put together either in pairs (M lines) or in groups (P lines) </text:p>
          </table:table-cell>
          <table:table-cell/>
          <table:table-cell office:value-type="string" calcext:value-type="string">
            <text:p>sexually <text:s/></text:p>
          </table:table-cell>
          <table:table-cell/>
          <table:table-cell office:value-type="string" calcext:value-type="string">
            <text:p>insect</text:p>
          </table:table-cell>
          <table:table-cell office:value-type="string" calcext:value-type="string">
            <text:p>female fecundity, female fertility</text:p>
          </table:table-cell>
          <table:table-cell office:value-type="string" calcext:value-type="string">
            <text:p>24,28</text:p>
          </table:table-cell>
          <table:table-cell/>
          <table:table-cell table:style-name="ce10" office:value-type="string" calcext:value-type="string">
            <text:p>To test whether mating system affects evolution at increased temperature, we established selection lines in which we either enforced monogamy (M lines, 20 pairs per line) or allowed sexual selection (polygamy, P lines, 20 mites of each sex interacting freely). We applied two temperature regimes (‘selection temperatures’)—lines were maintained either at standard 248C (controls, C lines) or at 288C (high temperature, HT lines).</text:p>
          </table:table-cell>
          <table:table-cell office:value-type="string" calcext:value-type="string">
            <text:p>24,28</text:p>
          </table:table-cell>
          <table:table-cell office:value-type="string" calcext:value-type="string">
            <text:p/>
            <text:p>demonstrate that populations in which monogamy was enforced suffered a dramatic fitness decline when</text:p>
            <text:p>evolving at an increased temperature, whereas the negative effects of change in a thermal environment</text:p>
            <text:p>were alleviated in polygamous populations. Strikingly, within 17 generations, all monogamous populations</text:p>
            <text:p>experiencing higher temperature went extinct, whereas all polygamous populations survived,    M-HT lines were less fecund than M-C lines at</text:p>
            <text:p>both temperatures (, and both types</text:p>
            <text:p>of M lines had decreased fecundity at 28C </text:p>
            <text:p>In contrast, in polygamous lines, there was a significant selection temperature  test temperature interaction: compared</text:p>
            <text:p>with C lines, HT lines were more fecund at 28C but less</text:p>
            <text:p>fecund at 24C ,     Both M-C and</text:p>
            <text:p>M-HT lines had lower fertility rates at 28C. In polygamous lines, however, there was a significant selection temperature  test temperature interaction:</text:p>
            <text:p>polyandrous control (P-C) lines, but not P-HT lines,</text:p>
            <text:p>showed decreased fertility at 28C</text:p>
          </table:table-cell>
          <table:table-cell office:value-type="string" calcext:value-type="string">
            <text:p>microcosms, glass tubes , batch culture </text:p>
          </table:table-cell>
          <table:table-cell office:value-type="float" office:value="14" calcext:value-type="float">
            <text:p>14</text:p>
          </table:table-cell>
          <table:table-cell office:value-type="string" calcext:value-type="string">
            <text:p>standing</text:p>
          </table:table-cell>
          <table:table-cell office:value-type="string" calcext:value-type="string">
            <text:p>laboratory populations</text:p>
          </table:table-cell>
          <table:table-cell office:value-type="string" calcext:value-type="string">
            <text:p>no</text:p>
          </table:table-cell>
          <table:table-cell table:style-name="ce10" office:value-type="string" calcext:value-type="string">
            <text:p>M-HT treatment established six replicate lines, and the remaining three treatments were represented by five replicates each. </text:p>
          </table:table-cell>
          <table:table-cell office:value-type="string" calcext:value-type="string">
            <text:p>biological</text:p>
          </table:table-cell>
          <table:table-cell table:number-columns-repeated="4"/>
          <table:table-cell table:style-name="ce10" office:value-type="string" calcext:value-type="string">
            <text:p>When tritonymphs (last larval stage) emerged, about 90 of them were isolated to individual vials. Emerging adults were then sexed, and 20 virgin males and 20 virgin females were put together either in pairs (M lines) or in groups (P lines) in order to obtain the next generation. Such a procedure enables natural selection on survival and fertility in both M and P lines, as larvae with either higher survival or those produced by more fecund females will be over-represented in the group used to start the next generation.</text:p>
          </table:table-cell>
          <table:table-cell table:number-columns-repeated="995"/>
        </table:table-row>
        <table:table-row table:style-name="ro14">
          <table:table-cell office:value-type="string" calcext:value-type="string">
            <text:p>Roles of adaptation, chance and history in the evolution</text:p>
            <text:p>of the dinoflagellate Prorocentrum triestinum</text:p>
          </table:table-cell>
          <table:table-cell table:style-name="ce16" office:value-type="string" calcext:value-type="string">
            <text:p>(Flores-Moya et al., 2008)</text:p>
          </table:table-cell>
          <table:table-cell office:value-type="string" calcext:value-type="string">
            <text:p>prorocentrum </text:p>
          </table:table-cell>
          <table:table-cell office:value-type="string" calcext:value-type="string">
            <text:p><text:s/>triestinum two strains (Pt3G and Pt5G)</text:p>
          </table:table-cell>
          <table:table-cell office:value-type="string" calcext:value-type="string">
            <text:p>At every transfer, 1 ml containing a cell density of</text:p>
            <text:p>c. 2.5×103 was used</text:p>
          </table:table-cell>
          <table:table-cell table:style-name="ce18" office:value-type="string" calcext:value-type="string">
            <text:p>32-fold dilution</text:p>
          </table:table-cell>
          <table:table-cell office:value-type="string" calcext:value-type="string">
            <text:p>asexual</text:p>
          </table:table-cell>
          <table:table-cell/>
          <table:table-cell office:value-type="string" calcext:value-type="string">
            <text:p>dinoflagellate</text:p>
          </table:table-cell>
          <table:table-cell office:value-type="string" calcext:value-type="string">
            <text:p>mean fitness r selection</text:p>
          </table:table-cell>
          <table:table-cell office:value-type="string" calcext:value-type="string">
            <text:p>20, 25</text:p>
          </table:table-cell>
          <table:table-cell office:value-type="string" calcext:value-type="string">
            <text:p>720 days</text:p>
          </table:table-cell>
          <table:table-cell table:style-name="ce10" office:value-type="string" calcext:value-type="string">
            <text:p>Fifteen isolates of each P. triestinum strain were prepared and maintained through serial transference in f medium at 25°C for 720 days (c. 400 generations). Fitness and cell size of each ancestral and derived isolate were estimated at the beginning and at the end of the experiment, respectively (see Fig. 1). In order to discriminate acclimation from genetic adaptation in the adaptive changes in fitness, the cultures were transferred to the initial culture conditions for 180 days (c. 120 generations). See text for further explanation</text:p>
          </table:table-cell>
          <table:table-cell office:value-type="string" calcext:value-type="string">
            <text:p>20, 25</text:p>
          </table:table-cell>
          <table:table-cell office:value-type="string" calcext:value-type="string">
            <text:p>After c. 400 generations of serial propagation in</text:p>
            <text:p>increased nutrient availability and temperature (f medium,</text:p>
            <text:p>25°C), the fitness of the derived P. triestinum cells was</text:p>
            <text:p>significantly greater than that exhibited by the ancestral</text:p>
            <text:p>ones (cultured in f/2 medium, 20°C), showing an increase</text:p>
            <text:p>of 12%. Moreover, the significantly lower fitness score</text:p>
            <text:p>after the transfer of the derived isolates to the original</text:p>
            <text:p>conditions (i.e. f/2 medium, 20°C) for c. 120 generations, in</text:p>
            <text:p>comparison to the mean fitness of the control isolates,</text:p>
            <text:p>suggests that genetic adaptation occurred during the</text:p>
            <text:p>selection period when cells were exposed to f medium</text:p>
            <text:p>and 25°C. T,The changes in</text:p>
            <text:p>fitness have adaptive value, but the changes in cell size</text:p>
            <text:p>were due to both adaptation and the contribution of chanceplus-history.</text:p>
          </table:table-cell>
          <table:table-cell office:value-type="string" calcext:value-type="string">
            <text:p>microcosm liquid culture ,batch culture</text:p>
          </table:table-cell>
          <table:table-cell office:value-type="float" office:value="400" calcext:value-type="float">
            <text:p>400</text:p>
          </table:table-cell>
          <table:table-cell office:value-type="string" calcext:value-type="string">
            <text:p>denovo</text:p>
          </table:table-cell>
          <table:table-cell office:value-type="string" calcext:value-type="string">
            <text:p>lab population <text:s/></text:p>
          </table:table-cell>
          <table:table-cell office:value-type="string" calcext:value-type="string">
            <text:p>yes</text:p>
          </table:table-cell>
          <table:table-cell office:value-type="float" office:value="15" calcext:value-type="float">
            <text:p>15</text:p>
          </table:table-cell>
          <table:table-cell office:value-type="string" calcext:value-type="string">
            <text:p>biological</text:p>
          </table:table-cell>
          <table:table-cell table:number-columns-repeated="2"/>
          <table:table-cell office:value-type="string" calcext:value-type="string">
            <text:p>cell size </text:p>
          </table:table-cell>
          <table:table-cell office:value-type="string" calcext:value-type="string">
            <text:p>changes in cell size</text:p>
            <text:p>were due to both adaptation and the contribution of chanceplus-history</text:p>
          </table:table-cell>
          <table:table-cell table:number-columns-repeated="996"/>
        </table:table-row>
        <table:table-row table:style-name="ro16">
          <table:table-cell office:value-type="string" calcext:value-type="string">
            <text:p>Selection in a fluctuating environment leads to decreased genetic</text:p>
            <text:p>variation and facilitates the evolution of phenotypic plasticity</text:p>
          </table:table-cell>
          <table:table-cell office:value-type="string" calcext:value-type="string">
            <text:p><text:span text:style-name="T21">(Hallsson and Bjorklund, 2012)</text:span></text:p>
          </table:table-cell>
          <table:table-cell office:value-type="string" calcext:value-type="string">
            <text:p>callosobruchus</text:p>
          </table:table-cell>
          <table:table-cell office:value-type="string" calcext:value-type="string">
            <text:p>maculatus</text:p>
          </table:table-cell>
          <table:table-cell office:value-type="string" calcext:value-type="string">
            <text:p>200 individuals transferred at each bottleneck</text:p>
          </table:table-cell>
          <table:table-cell/>
          <table:table-cell office:value-type="string" calcext:value-type="string">
            <text:p>Sexual </text:p>
          </table:table-cell>
          <table:table-cell/>
          <table:table-cell office:value-type="string" calcext:value-type="string">
            <text:p>insect</text:p>
          </table:table-cell>
          <table:table-cell office:value-type="string" calcext:value-type="string">
            <text:p>body mass , fecundity developmental time, number of hatched individuals</text:p>
          </table:table-cell>
          <table:table-cell table:style-name="ce10" office:value-type="string" calcext:value-type="string">
            <text:p>30 to 36 C; about 0.3 C</text:p>
          </table:table-cell>
          <table:table-cell/>
          <table:table-cell table:style-name="ce10" office:value-type="string" calcext:value-type="string">
            <text:p>Individuals were exposed to three different selection regimes including a trend of successive increase in temperature (from 30 to 36 C; about 0.3 C every generation) over 18 generations in total. The first treatment involved only a linear trend from 30 to 36 C, hereafter called ‘Trend’. In the other two selection regimes, environmental fluctuations (noise) were incorporated. The trajectories of temperature change of these fluctuation treatments were generated using computer simulations. Two types of environmental fluctuations were simulated around a trend of temperature increase, called red or white noise fluctuations, respectively. The red noise fluctuation is characterized by a high positive temporal autocorrelation between consecutive values of temperature, whereas the white noise fluctuation has no temporal autocorrelation in the time series. In the simulated temperature trajectories, the temperature increased 0.3 C (as in Trend lines) in each generation, and fluctuation (red or white, respectively) was added upon this increase. Thus, the simulated temperature value of the previous generation served as a starting point for the temperature simulation for the next generation.</text:p>
          </table:table-cell>
          <table:table-cell office:value-type="string" calcext:value-type="string">
            <text:p>30, 36</text:p>
          </table:table-cell>
          <table:table-cell table:style-name="ce10" office:value-type="string" calcext:value-type="string">
            <text:p>Before selection (= Control): There was a strong response to the new environment</text:p>
            <text:p>(36 C) manifested as an approximately 6% lower mass</text:p>
            <text:p>at emergence, 25% lower fecundity and 42% lower</text:p>
            <text:p>hatching success. Developmental time was largely unaffected (3% change, not significant).                        After selection, no fluctuations (= Trend): Body mass and fecundity decreased significantly at 36 C,</text:p>
            <text:p>whereas developmental time and hatching success did</text:p>
            <text:p>not change significantly across temperatures ,Comparing the response of populations before (Control) and after selection (Trend), the Trend lines had a</text:p>
            <text:p>significantly higher body mass than the Control lines</text:p>
            <text:p>(Table 2, Fig. 1a). The change in fecundity across temperatures was larger in the Trend lines than in the</text:p>
            <text:p>Control lines                                            After selection, fluctuations (= Red and White):In the Fluctuation lines, fecundity decreased significantly</text:p>
            <text:p>from 30 to 36 C (Fig. 1c, Table S1A), but body mass,</text:p>
            <text:p>developmental time and hatching success did not.</text:p>
          </table:table-cell>
          <table:table-cell/>
          <table:table-cell office:value-type="float" office:value="18" calcext:value-type="float">
            <text:p>18</text:p>
          </table:table-cell>
          <table:table-cell/>
          <table:table-cell office:value-type="string" calcext:value-type="string">
            <text:p>lab population <text:s/></text:p>
          </table:table-cell>
          <table:table-cell office:value-type="string" calcext:value-type="string">
            <text:p>no</text:p>
          </table:table-cell>
          <table:table-cell office:value-type="float" office:value="4" calcext:value-type="float">
            <text:p>4</text:p>
          </table:table-cell>
          <table:table-cell office:value-type="string" calcext:value-type="string">
            <text:p>biological</text:p>
          </table:table-cell>
          <table:table-cell table:number-columns-repeated="2"/>
          <table:table-cell table:style-name="ce10" office:value-type="string" calcext:value-type="string">
            <text:p>Genetic coefficient of variation (CVG) (b) Environmental coefficient of variation (CVE) f</text:p>
          </table:table-cell>
          <table:table-cell table:style-name="ce10" office:value-type="string" calcext:value-type="string">
            <text:p>populations</text:p>
            <text:p>responded in a plastic way and genetic variance increased</text:p>
            <text:p>after exposure to a rapid shift in the environment. Selection in a fluctuating environment can lead to (i) a decreased genetic variance that indicates a reduced potential to respond to selection; (ii) an increased genetic variance that makes sex-specific evolution of plasticity possible; (iii) a reversed relationship of character expression across environments; (iv) a facilitation of independent trait evolution by decreasing genetic correlations across environments; and (v) a more environmentally canalized response of individuals.</text:p>
          </table:table-cell>
          <table:table-cell table:style-name="ce10" office:value-type="string" calcext:value-type="string">
            <text:p>The generation time is approximately 25 days at 30 C. During the experiment, we separated generations by transferring about 200 adult individuals to 100 g of fresh beans at peak of emergence.</text:p>
          </table:table-cell>
          <table:table-cell table:number-columns-repeated="995"/>
        </table:table-row>
        <table:table-row table:style-name="ro3">
          <table:table-cell office:value-type="string" calcext:value-type="string">
            <text:p>Rapid evolution in response to warming does not affect the</text:p>
            <text:p>toxicity of a pollutant: Insights from experimental evolution in</text:p>
            <text:p>heated mesocosms</text:p>
          </table:table-cell>
          <table:table-cell office:value-type="string" calcext:value-type="string">
            <text:p><text:span text:style-name="T22">(Zhang et al., 2019)</text:span></text:p>
          </table:table-cell>
          <table:table-cell office:value-type="string" calcext:value-type="string">
            <text:p>daphnia <text:s/></text:p>
          </table:table-cell>
          <table:table-cell office:value-type="string" calcext:value-type="string">
            <text:p>magna </text:p>
          </table:table-cell>
          <table:table-cell table:number-columns-repeated="2"/>
          <table:table-cell office:value-type="string" calcext:value-type="string">
            <text:p><text:s/>parthenogenetic reproduction during favorable conditions with sexual reproduction</text:p>
          </table:table-cell>
          <table:table-cell/>
          <table:table-cell office:value-type="string" calcext:value-type="string">
            <text:p>crustacean</text:p>
          </table:table-cell>
          <table:table-cell office:value-type="string" calcext:value-type="string">
            <text:p>age at first reproduction (the age at which the first juveniles</text:p>
            <text:p>were seen in a jar), early fecundity (total number of juveniles of the</text:p>
            <text:p>first two broods) and intrinsic growth rate.</text:p>
          </table:table-cell>
          <table:table-cell office:value-type="string" calcext:value-type="string">
            <text:p>ambient temperature , +4°C</text:p>
          </table:table-cell>
          <table:table-cell office:value-type="string" calcext:value-type="string">
            <text:p>2 years </text:p>
          </table:table-cell>
          <table:table-cell table:style-name="ce10" office:value-type="string" calcext:value-type="string">
            <text:p>There were two thermal selection regimes: mesocosms were exposed to either ambient temperatures (unheated) or to ambient +4°C (heated) thereby simulating 4°C warming by 2100 as predicted by IPCC scenario RCP8.5 (IPCC, 2013). <text:s/>Feuchtmayr et al. (2009)</text:p>
          </table:table-cell>
          <table:table-cell office:value-type="string" calcext:value-type="string">
            <text:p>20,24</text:p>
          </table:table-cell>
          <table:table-cell office:value-type="string" calcext:value-type="string">
            <text:p>Exposure to nZnO decreased Daphnia intrinsic growth rate when</text:p>
            <text:p>tested at 20°C but not at 24°C. . The clones</text:p>
            <text:p>from the ambient mesocosms showed</text:p>
            <text:p>a less strong acceleration of</text:p>
            <text:p>development at 24°C and suffered</text:p>
            <text:p>a stronger reduction in early fecundity at 24°C compared to the clones from the heated mesocosms;</text:p>
            <text:p>as</text:p>
            <text:p>a result, only the clones from ambient mesocosms showed</text:p>
            <text:p>a reduction in intrinsic growth rate at 24°C ,This translated in clones from the heated mesocosms having</text:p>
            <text:p>a younger age at first reproduction,</text:p>
            <text:p>a higher early fecundity and</text:p>
            <text:p>intrinsic growth rate than the clones from the ambient mesocosms</text:p>
            <text:p>when tested at 24°C , while no life history differences between clones from the two thermal selection treatments were apparent at 20°C, the warming‐induced negative effects</text:p>
            <text:p>on early fecundity, intrinsic growth rate and metabolic activity as</text:p>
            <text:p>seen in the clones from the ambient mesocosms were less strong or</text:p>
            <text:p>even absent in the clones from the heated mesocosms. The here ob‐</text:p>
            <text:p>served evolution of a higher tolerance to chronic mild 4°C warming</text:p>
            <text:p>complements the evolution of a higher acute tolerance to deal with</text:p>
            <text:p>heat extremes in the clones from the heated mesocosms</text:p>
          </table:table-cell>
          <table:table-cell office:value-type="string" calcext:value-type="string">
            <text:p>mesocosm liquid culture</text:p>
          </table:table-cell>
          <table:table-cell/>
          <table:table-cell office:value-type="string" calcext:value-type="string">
            <text:p>standing</text:p>
          </table:table-cell>
          <table:table-cell office:value-type="string" calcext:value-type="string">
            <text:p>natural populations </text:p>
          </table:table-cell>
          <table:table-cell office:value-type="string" calcext:value-type="string">
            <text:p>no</text:p>
          </table:table-cell>
          <table:table-cell office:value-type="string" calcext:value-type="string">
            <text:p/>
            <text:p>seven randomly chosen clones from two ambient mesocosms and</text:p>
            <text:p>seven randomly chosen clones from two heated mesocosms</text:p>
          </table:table-cell>
          <table:table-cell table:number-columns-repeated="3"/>
          <table:table-cell table:style-name="ce10" office:value-type="string" calcext:value-type="string">
            <text:p> Internal Zn concentrations,  Physiology</text:p>
          </table:table-cell>
          <table:table-cell office:value-type="string" calcext:value-type="string">
            <text:p>The zinc concentration in the clones</text:p>
            <text:p>from the heated mesocosms was higher than in the clones from the</text:p>
            <text:p>ambient mesocosms at 20°C,                                                          Exposure to nZnO reduced the RNA:DNA ratio, and this was</text:p>
            <text:p>TABLE 1 </text:p>
            <text:p>stronger at 20°C (−30.2%) than at 24°C (−16.8%), At the high test temperature,</text:p>
            <text:p>the RNA:DNA ratio was lower in the clones from the ambient mesocosms but not in the clones from the heated mesocosms . The DNA content</text:p>
            <text:p>did not differ between the clones from the ambient and heated mesocosms</text:p>
          </table:table-cell>
          <table:table-cell office:value-type="string" calcext:value-type="string">
            <text:p> started the exposure experiment in November 2015 with</text:p>
            <text:p>seven randomly chosen clones from two ambient mesocosms and</text:p>
            <text:p>seven randomly chosen clones from two heated mesocosms</text:p>
          </table:table-cell>
          <table:table-cell table:number-columns-repeated="995"/>
        </table:table-row>
        <table:table-row table:style-name="ro17">
          <table:table-cell office:value-type="string" calcext:value-type="string">
            <text:p>Evolutionary Changes in Growth Rate and Toxin Production</text:p>
            <text:p>in the Cyanobacterium Microcystis aeruginosa</text:p>
            <text:p>Under a Scenario of Eutrophication</text:p>
            <text:p>and Temperature Increase</text:p>
          </table:table-cell>
          <table:table-cell office:value-type="string" calcext:value-type="string">
            <text:p><text:span text:style-name="T21">(Rouco et al., 2011)</text:span></text:p>
          </table:table-cell>
          <table:table-cell office:value-type="string" calcext:value-type="string">
            <text:p>microcystis aeruginosa</text:p>
          </table:table-cell>
          <table:table-cell office:value-type="string" calcext:value-type="string">
            <text:p>aeruginosa</text:p>
          </table:table-cell>
          <table:table-cell/>
          <table:table-cell table:style-name="ce10" office:value-type="string" calcext:value-type="string">
            <text:p>32-fold dilution </text:p>
          </table:table-cell>
          <table:table-cell table:number-columns-repeated="3"/>
          <table:table-cell office:value-type="string" calcext:value-type="string">
            <text:p>growth rate r </text:p>
          </table:table-cell>
          <table:table-cell office:value-type="string" calcext:value-type="string">
            <text:p>22, 30</text:p>
          </table:table-cell>
          <table:table-cell office:value-type="string" calcext:value-type="string">
            <text:p>1 year</text:p>
          </table:table-cell>
          <table:table-cell table:style-name="ce10" office:value-type="string" calcext:value-type="string">
            <text:p>s. Cultures were maintained through serial transfer into fresh new medium for 1 year (corresponding to c. 87 generations): control conditions in BG-11 culture medium (1N) and 22°C and selective growth conditions in BG-11 with double concentration of nitrate (2N) and 30°C</text:p>
          </table:table-cell>
          <table:table-cell office:value-type="float" office:value="30" calcext:value-type="float">
            <text:p>30</text:p>
          </table:table-cell>
          <table:table-cell table:style-name="ce10" office:value-type="string" calcext:value-type="string">
            <text:p>Mean growth rate of the three strains increased during the first 8 months (c. 58 generations). Afterwards, growth rate apparently remained constant , ). , the cells derived after c. 87 generations in double</text:p>
            <text:p>nitrate doses and 30°C, newly transferred and cultured c. 7</text:p>
            <text:p>generations to the original conditions (single nitrate dose</text:p>
            <text:p>and 22°C) for 1 month showed significant higher growth</text:p>
            <text:p>rate valuesthan control</text:p>
            <text:p>cultures after c. 87+7 generations.After</text:p>
            <text:p>12 months under the experimental selective period,</text:p>
            <text:p>approx. two thirds of the evolutionary change of the</text:p>
            <text:p>growth rate of M. aeruginosa was explained by adaptation</text:p>
            <text:p>(t=13.24; df=133; P&lt;0.001) while approx. one third of</text:p>
            <text:p>evolution was due to chance (</text:p>
          </table:table-cell>
          <table:table-cell office:value-type="string" calcext:value-type="string">
            <text:p>microcosm liquid culture, batch culture </text:p>
          </table:table-cell>
          <table:table-cell office:value-type="float" office:value="87" calcext:value-type="float">
            <text:p>87</text:p>
          </table:table-cell>
          <table:table-cell office:value-type="string" calcext:value-type="string">
            <text:p>standing </text:p>
          </table:table-cell>
          <table:table-cell office:value-type="string" calcext:value-type="string">
            <text:p>lab population <text:s/></text:p>
          </table:table-cell>
          <table:table-cell office:value-type="string" calcext:value-type="string">
            <text:p>yes</text:p>
          </table:table-cell>
          <table:table-cell office:value-type="float" office:value="15" calcext:value-type="float">
            <text:p>15</text:p>
          </table:table-cell>
          <table:table-cell office:value-type="string" calcext:value-type="string">
            <text:p>biological</text:p>
          </table:table-cell>
          <table:table-cell table:number-columns-repeated="2"/>
          <table:table-cell table:style-name="ce10" office:value-type="string" calcext:value-type="string">
            <text:p>Toxin Production</text:p>
          </table:table-cell>
          <table:table-cell table:style-name="ce10" office:value-type="string" calcext:value-type="string">
            <text:p>The toxin production in all the isolates of Ma3D and Ma6D remained below the detection limit during c. 87 generations in selective conditions (double nitrate concentration, 30°C), but the isolates from Ma7D showed abundant microcystin production(mostly chance evolution of more toxin production) toxin production lower then ancestors when cultured for 1 month in ancestral conditions </text:p>
          </table:table-cell>
          <table:table-cell office:value-type="string" calcext:value-type="string">
            <text:p>r to test if adaptation is supported by acclimation or</text:p>
            <text:p>by selection of the new genetic variants arising by</text:p>
            <text:p>mutations, the cells cultured in the selective growth</text:p>
            <text:p>conditions (c. 87 generations at double nitrate concentration, 30°C) were then newly transferred to the initial culture</text:p>
            <text:p>conditions (original nitrate concentration, 22°C) for 1 month</text:p>
            <text:p>(c. 7 generations)                         reciprocal growth measurements absent </text:p>
          </table:table-cell>
          <table:table-cell table:number-columns-repeated="995"/>
        </table:table-row>
        <table:table-row table:style-name="ro18">
          <table:table-cell office:value-type="string" calcext:value-type="string">
            <text:p>Evolutionary adaptation to temperature. IX. Preadaptation to novel stressful environments of Escherichia coli adapted to high temperature</text:p>
          </table:table-cell>
          <table:table-cell office:value-type="string" calcext:value-type="string">
            <text:p><text:span text:style-name="T21">(Cullum et al., 2001)</text:span></text:p>
          </table:table-cell>
          <table:table-cell office:value-type="string" calcext:value-type="string">
            <text:p>escherichia</text:p>
          </table:table-cell>
          <table:table-cell office:value-type="string" calcext:value-type="string">
            <text:p>coli</text:p>
          </table:table-cell>
          <table:table-cell/>
          <table:table-cell table:style-name="ce10" office:value-type="string" calcext:value-type="string">
            <text:p>1:100 (0.1 ml in 9.9 ml)</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biovolume yield, relative fitness</text:p>
          </table:table-cell>
          <table:table-cell office:value-type="string" calcext:value-type="string">
            <text:p>37, 41-42</text:p>
          </table:table-cell>
          <table:table-cell office:value-type="float" office:value="300" calcext:value-type="float">
            <text:p>300</text:p>
          </table:table-cell>
          <table:table-cell office:value-type="string" calcext:value-type="string">
            <text:p> Six replicate populations</text:p>
            <text:p>(three from each arabinose state) were then founded using</text:p>
            <text:p>the ancestral genotype for each of two thermal treatments: a</text:p>
            <text:p>control group of six lines maintained under the ancestral</text:p>
            <text:p>conditions at 378C (designated ‘‘37 group’’) and a high-temperature group of six lines maintained under the ancestral</text:p>
            <text:p>conditions, except for an increase of incubation temperature</text:p>
            <text:p>to 41–428C (designated ‘‘42 group’’). Each group of six lines</text:p>
            <text:p>was propagated under these experimental conditions for 2000</text:p>
            <text:p>generations, whereupon clones (single-colony isolates) were</text:p>
            <text:p>preserved from each population for further study.</text:p>
          </table:table-cell>
          <table:table-cell office:value-type="float" office:value="41.5" calcext:value-type="float">
            <text:p>41.5</text:p>
          </table:table-cell>
          <table:table-cell table:style-name="ce10" office:value-type="string" calcext:value-type="string">
            <text:p>The 42 group showed significantly improved yield in comparison to both the ancestral genotype and the 37 group (Table 2). In fact, yield of the 42 group at 41.58C was no different than that of the ancestor at 378C,  That is, the greater than 35% depression</text:p>
            <text:p>in yield at high temperature in the ancestor was completely</text:p>
            <text:p>compensated during adaptation to this environment, 37 group in comparison to the ancestor showed lower mean</text:p>
            <text:p>yield, but this difference was not significant ,      The relative fitness assays at 41.58C (Table 3) produced very similar results to those seen for the</text:p>
            <text:p>measures of yield. The 42 group as a whole had a mean</text:p>
            <text:p>relative fitness of 1.33 at this temperature (Table 3), a value</text:p>
            <text:p>that is significantly greater than 1.0,  The test of the 37 group at 41.58C produced</text:p>
            <text:p>very different results, with the relative fitness of the six lines</text:p>
            <text:p>averaging 0.66 (Table 3) with extreme heterogeneity among</text:p>
            <text:p>lines. The mean value does not quite differ significantly from</text:p>
            <text:p>1.0 owing to this heterogeneity, but it is significantly less</text:p>
            <text:p>than the 42 group fitness.</text:p>
          </table:table-cell>
          <table:table-cell office:value-type="string" calcext:value-type="string">
            <text:p>microcosm liquid culture ,batch culture</text:p>
          </table:table-cell>
          <table:table-cell office:value-type="float" office:value="2000" calcext:value-type="float">
            <text:p>2000</text:p>
          </table:table-cell>
          <table:table-cell office:value-type="string" calcext:value-type="string">
            <text:p>denovo</text:p>
          </table:table-cell>
          <table:table-cell office:value-type="string" calcext:value-type="string">
            <text:p>lab population <text:s/></text:p>
          </table:table-cell>
          <table:table-cell office:value-type="string" calcext:value-type="string">
            <text:p>no</text:p>
          </table:table-cell>
          <table:table-cell office:value-type="float" office:value="6" calcext:value-type="float">
            <text:p>6</text:p>
          </table:table-cell>
          <table:table-cell office:value-type="string" calcext:value-type="string">
            <text:p>biological</text:p>
          </table:table-cell>
          <table:table-cell table:number-columns-repeated="2"/>
          <table:table-cell table:style-name="ce10" office:value-type="string" calcext:value-type="string">
            <text:p>growth in <text:s/>five novel stressful environments—acid, alkali, ethanol, high osmolarity and peroxide. </text:p>
          </table:table-cell>
          <table:table-cell office:value-type="string" calcext:value-type="string">
            <text:p>In the novel environments, the 42 group generally produced yields higher than the 37 group (and</text:p>
            <text:p>marginally higher than the ancestor), but we found no differences in competitive fitness among the 37 and 42 groups</text:p>
            <text:p>and the ancestor.</text:p>
          </table:table-cell>
          <table:table-cell table:style-name="ce10" office:value-type="string" calcext:value-type="string">
            <text:p><text:span text:style-name="T33">Six replicate populations (three from each arabinose state)      , </text:span><text:span text:style-name="T34">reciprocal growth measurements absent </text:span></text:p>
          </table:table-cell>
          <table:table-cell table:number-columns-repeated="995"/>
        </table:table-row>
        <table:table-row table:style-name="ro11">
          <table:table-cell office:value-type="string" calcext:value-type="string">
            <text:p>Evolution of Escherichia coli to 42  C and Subsequent Genetic</text:p>
            <text:p>Engineering Reveals Adaptive Mechanisms and Novel</text:p>
            <text:p>Mutations</text:p>
          </table:table-cell>
          <table:table-cell office:value-type="string" calcext:value-type="string">
            <text:p><text:span text:style-name="T21">(Sandberg et al., 2014)</text:span></text:p>
          </table:table-cell>
          <table:table-cell office:value-type="string" calcext:value-type="string">
            <text:p>escherichia</text:p>
          </table:table-cell>
          <table:table-cell office:value-type="string" calcext:value-type="string">
            <text:p>coli</text:p>
          </table:table-cell>
          <table:table-cell/>
          <table:table-cell office:value-type="string" calcext:value-type="string">
            <text:p>1:90,1:9(10 ml of culture was passed into a new flask, and in the even</text:p>
            <text:p>numbered experiments this passage volume was changed to</text:p>
            <text:p>100 ml after 20 days of evolution.)</text:p>
          </table:table-cell>
          <table:table-cell office:value-type="string" calcext:value-type="string">
            <text:p>asexual</text:p>
          </table:table-cell>
          <table:table-cell/>
          <table:table-cell office:value-type="string" calcext:value-type="string">
            <text:p>bacteria</text:p>
          </table:table-cell>
          <table:table-cell office:value-type="string" calcext:value-type="string">
            <text:p>relative fitness , growth rate r, glucose uptake rate, acetate production rate, biomass yield</text:p>
          </table:table-cell>
          <table:table-cell office:value-type="string" calcext:value-type="string">
            <text:p>42 <text:s/>C</text:p>
          </table:table-cell>
          <table:table-cell office:value-type="string" calcext:value-type="string">
            <text:p>45 days.</text:p>
          </table:table-cell>
          <table:table-cell/>
          <table:table-cell office:value-type="float" office:value="42" calcext:value-type="float">
            <text:p>42</text:p>
          </table:table-cell>
          <table:table-cell office:value-type="string" calcext:value-type="string">
            <text:p>The popu-</text:p>
            <text:p>lations followed different trajectories along the fitness</text:p>
            <text:p>landscape, arriving at final growth rates on average 1.45</text:p>
            <text:p>(0.06, standard deviation)-fold higher than the starting</text:p>
            <text:p>Point, On average the independently evolved</text:p>
            <text:p>strains increased their growth rate () by 0.15 h 1 (equivalent</text:p>
            <text:p>to a decrease of 7.7 min in doubling time), increased their</text:p>
            <text:p>glucose uptake rate (GUR) by 4.0 mmol gDW 1 h 1 , in-</text:p>
            <text:p>creased their acetate production rate (APR) by</text:p>
            <text:p>3.9 mmol gDW 1 h 1 , and decreased in biomass yield by</text:p>
            <text:p>0.07 gDW gGlc 1 (Y X/S,ss ; calculated at steady state by dividing</text:p>
            <text:p>growth rate by GUR)., results imply that the strains adopted a</text:p>
            <text:p>similar phenotypic change, but to a varying extent, of in-</text:p>
            <text:p>creased glucose uptake at the cost of increased acetate over-</text:p>
            <text:p>flow metabolism (Vemuri et al. 2006), utilizing this greater</text:p>
            <text:p>metabolic flux not to create biomass but rather to generate</text:p>
            <text:p>more energy. Notably, growth rate itself was not correlated</text:p>
            <text:p>with any of the other traits, Interestingly, the fitness</text:p>
            <text:p>(i.e., growth rate) increase of the isolated clones relative to the</text:p>
            <text:p>ancestor is noticeably lower than that of the populations</text:p>
          </table:table-cell>
          <table:table-cell office:value-type="string" calcext:value-type="string">
            <text:p>microcosm liquid culture ,batch culture</text:p>
          </table:table-cell>
          <table:table-cell office:value-type="float" office:value="1500" calcext:value-type="float">
            <text:p>1500</text:p>
          </table:table-cell>
          <table:table-cell office:value-type="string" calcext:value-type="string">
            <text:p>denovo</text:p>
          </table:table-cell>
          <table:table-cell office:value-type="string" calcext:value-type="string">
            <text:p>lab population <text:s/></text:p>
          </table:table-cell>
          <table:table-cell office:value-type="string" calcext:value-type="string">
            <text:p>no</text:p>
          </table:table-cell>
          <table:table-cell office:value-type="float" office:value="10" calcext:value-type="float">
            <text:p>10</text:p>
          </table:table-cell>
          <table:table-cell office:value-type="string" calcext:value-type="string">
            <text:p>biological</text:p>
          </table:table-cell>
          <table:table-cell table:number-columns-repeated="2"/>
          <table:table-cell office:value-type="string" calcext:value-type="string">
            <text:p>Mutational Analysis</text:p>
          </table:table-cell>
          <table:table-cell table:number-columns-repeated="997"/>
        </table:table-row>
        <table:table-row table:style-name="ro19">
          <table:table-cell office:value-type="string" calcext:value-type="string">
            <text:p>No Effect of Environmental Heterogeneity on the Maintenance of Genetic Variation in Wing Shape in Drosophila Melanogaster</text:p>
          </table:table-cell>
          <table:table-cell office:value-type="string" calcext:value-type="string">
            <text:p><text:span text:style-name="T21">(Yeaman et al., 2010)</text:span></text:p>
          </table:table-cell>
          <table:table-cell office:value-type="string" calcext:value-type="string">
            <text:p>drosophila</text:p>
          </table:table-cell>
          <table:table-cell office:value-type="string" calcext:value-type="string">
            <text:p>melanogastor</text:p>
          </table:table-cell>
          <table:table-cell office:value-type="string" calcext:value-type="string">
            <text:p>Population size at the end of each generation typically ranged</text:p>
            <text:p>from 2000 to 4000 adults per cage but on rare occasions was</text:p>
            <text:p>Observed to be as low as ∼800 in some cages, due to natural</text:p>
            <text:p>variability of the populations</text:p>
          </table:table-cell>
          <table:table-cell/>
          <table:table-cell office:value-type="string" calcext:value-type="string">
            <text:p>Sexual </text:p>
          </table:table-cell>
          <table:table-cell/>
          <table:table-cell office:value-type="string" calcext:value-type="string">
            <text:p>insect</text:p>
          </table:table-cell>
          <table:table-cell/>
          <table:table-cell office:value-type="string" calcext:value-type="string">
            <text:p>16, 25</text:p>
          </table:table-cell>
          <table:table-cell office:value-type="string" calcext:value-type="string">
            <text:p>116 weeks </text:p>
          </table:table-cell>
          <table:table-cell office:value-type="string" calcext:value-type="string">
            <text:p>See Table 1. Description of experimental treatments. Each treatment</text:p>
            <text:p>was applied to five replicate populations with two cages in each</text:p>
            <text:p>Replicate. ( The description is easier to understand from this table)</text:p>
          </table:table-cell>
          <table:table-cell office:value-type="string" calcext:value-type="string">
            <text:p>16, 25</text:p>
          </table:table-cell>
          <table:table-cell office:value-type="string" calcext:value-type="string">
            <text:p>The hot and cold homogeneous populations ( C and H ) produced</text:p>
            <text:p>more offspring that survived to adulthood when assayed in the temperature at which they had evolved over the course of the ex-</text:p>
            <text:p>periment (relative to the opposite-temperature homogeneous pop-</text:p>
            <text:p>Ulations)</text:p>
          </table:table-cell>
          <table:table-cell office:value-type="string" calcext:value-type="string">
            <text:p>drosophila cage culture , batch culture, microcosms </text:p>
          </table:table-cell>
          <table:table-cell office:value-type="string" calcext:value-type="string">
            <text:p>29 generations in the cold room or</text:p>
            <text:p>58 generations in the hot room.</text:p>
          </table:table-cell>
          <table:table-cell office:value-type="string" calcext:value-type="string">
            <text:p>standing</text:p>
          </table:table-cell>
          <table:table-cell office:value-type="string" calcext:value-type="string">
            <text:p>wild populations established in lab</text:p>
          </table:table-cell>
          <table:table-cell office:value-type="string" calcext:value-type="string">
            <text:p>no</text:p>
          </table:table-cell>
          <table:table-cell office:value-type="float" office:value="5" calcext:value-type="float">
            <text:p>5</text:p>
          </table:table-cell>
          <table:table-cell office:value-type="string" calcext:value-type="string">
            <text:p>biological</text:p>
          </table:table-cell>
          <table:table-cell table:number-columns-repeated="2"/>
          <table:table-cell office:value-type="string" calcext:value-type="string">
            <text:p>genetic variation, wing traits</text:p>
          </table:table-cell>
          <table:table-cell office:value-type="string" calcext:value-type="string">
            <text:p>Despite observing differences in fitness and divergence in several wing traits between the environments, we did not</text:p>
            <text:p>find any differences in the additive genetic variance for any wing traits among any of the treatments. Although we found an</text:p>
            <text:p>effect of gene flow constraining adaptive divergence between cages in the limited migration treatment, it did not tend to in-</text:p>
            <text:p>crease within-population genetic variance relative to any of the other treatments.        Of the 20 traits that we included in our initial survey, five were</text:p>
            <text:p>found to have P-values &lt; 0.05 for the test of different trait means</text:p>
            <text:p>between the C and H treatments</text:p>
          </table:table-cell>
          <table:table-cell office:value-type="string" calcext:value-type="string">
            <text:p>migra-</text:p>
            <text:p>tion is constraining adaptation and divergence between MC and</text:p>
            <text:p>MH in at least some of the traits, although we do not have strong</text:p>
            <text:p>support for any individual comparisons</text:p>
          </table:table-cell>
          <table:table-cell table:number-columns-repeated="995"/>
        </table:table-row>
        <table:table-row table:style-name="ro20">
          <table:table-cell office:value-type="string" calcext:value-type="string">
            <text:p>Sexual selection fails to promote adaptation to a new environment</text:p>
          </table:table-cell>
          <table:table-cell office:value-type="string" calcext:value-type="string">
            <text:p><text:span text:style-name="T21">(Holland, 2002)</text:span></text:p>
          </table:table-cell>
          <table:table-cell office:value-type="string" calcext:value-type="string">
            <text:p>drosophila</text:p>
          </table:table-cell>
          <table:table-cell office:value-type="string" calcext:value-type="string">
            <text:p>melanogastor</text:p>
          </table:table-cell>
          <table:table-cell office:value-type="string" calcext:value-type="string">
            <text:p>133 females and males/replicate/generation)</text:p>
          </table:table-cell>
          <table:table-cell/>
          <table:table-cell office:value-type="string" calcext:value-type="string">
            <text:p>Sexual </text:p>
          </table:table-cell>
          <table:table-cell/>
          <table:table-cell office:value-type="string" calcext:value-type="string">
            <text:p>insect</text:p>
          </table:table-cell>
          <table:table-cell table:style-name="ce10" office:value-type="string" calcext:value-type="string">
            <text:p>Measuring Thermal Stress:Number of surviving progeny , Development rate. <text:s text:c="3"/>Measuring Thermal Adaptation: <text:s/>net reproductive rate, surviving progeny, development rate</text:p>
          </table:table-cell>
          <table:table-cell table:number-columns-repeated="2"/>
          <table:table-cell table:style-name="ce10" office:value-type="string" calcext:value-type="string">
            <text:p>replicated samples of flies were</text:p>
            <text:p>taken from the base population to form paired thermal treatment and control lines. The thermal treatment lines were then</text:p>
            <text:p>further divided into lines with and without sexual selection</text:p>
            <text:p>(polyandry and monogamy treatments, respectively). In total</text:p>
            <text:p>there were two replicate sets of these triads.  Egg deposition by adult females and early embryo development (day 0) occurred at 328C; larval development and early pupation (days 1–3) occurred at 338C; later pupal development and early adult stages (days 4–11) occurred at 288C (males are sterile when developing above 28.58C); courtship and mating (days 12–13) occurred at 318C (courtship and mating could also occur on day 0 at 328C).</text:p>
          </table:table-cell>
          <table:table-cell/>
          <table:table-cell table:style-name="ce10" office:value-type="string" calcext:value-type="string">
            <text:p>The number of surviving progeny was significantly greater in the thermal control populations maintained under the ancestral temperature (258C) than in those same populations maintained under the thermal treatment,  Lower progeny production and slower development rate</text:p>
            <text:p>while under the thermal treatment indicated that the thermal</text:p>
            <text:p>treatment induced stress within the experimental populations., The monogamous populations exhibited a greater net reproductive</text:p>
            <text:p>rate (Fig. 4a; Table 1a) and produced a greater number of</text:p>
            <text:p>surviving progeny (Fig. 4b; Table 1b) than the thermal control populations. Development rate, measured after generation 47, in the monogamous populations also was faster than</text:p>
            <text:p>in the thermal controls, Thermal adaptation did not differ between the monogamous and polyandrous populations.Monogamous and polyandrous males showed no difference</text:p>
            <text:p>in their harm to the test females’ fecundity</text:p>
          </table:table-cell>
          <table:table-cell office:value-type="string" calcext:value-type="string">
            <text:p>drosophila vials, microcosms , batch culture </text:p>
          </table:table-cell>
          <table:table-cell office:value-type="string" calcext:value-type="string">
            <text:p>36 generations and above as assays were carried out in later generations also</text:p>
          </table:table-cell>
          <table:table-cell office:value-type="string" calcext:value-type="string">
            <text:p>standing</text:p>
          </table:table-cell>
          <table:table-cell office:value-type="string" calcext:value-type="string">
            <text:p>lab population <text:s/></text:p>
          </table:table-cell>
          <table:table-cell office:value-type="string" calcext:value-type="string">
            <text:p>no</text:p>
          </table:table-cell>
          <table:table-cell office:value-type="float" office:value="2" calcext:value-type="float">
            <text:p>2</text:p>
          </table:table-cell>
          <table:table-cell office:value-type="string" calcext:value-type="string">
            <text:p>biological</text:p>
          </table:table-cell>
          <table:table-cell table:number-columns-repeated="1000"/>
        </table:table-row>
        <table:table-row table:style-name="ro21">
          <table:table-cell office:value-type="string" calcext:value-type="string">
            <text:p>The potential for adaptation in a naturalDaphnia magnapopulation: broad and narrow-sense heritability of netreproductive rate under Cd stress at two temperatures</text:p>
          </table:table-cell>
          <table:table-cell office:value-type="string" calcext:value-type="string">
            <text:p><text:span text:style-name="T21">(Messiaen et al., 2012)</text:span></text:p>
          </table:table-cell>
          <table:table-cell office:value-type="string" calcext:value-type="string">
            <text:p>daphnia </text:p>
          </table:table-cell>
          <table:table-cell office:value-type="string" calcext:value-type="string">
            <text:p>magna</text:p>
          </table:table-cell>
          <table:table-cell office:value-type="string" calcext:value-type="string">
            <text:p>1 individual each was used to start the selection lines</text:p>
          </table:table-cell>
          <table:table-cell/>
          <table:table-cell office:value-type="string" calcext:value-type="string">
            <text:p><text:s/>parthenogenetic reproduction during favorable conditions with sexual reproduction(only asexual offsprings are used in this study)</text:p>
          </table:table-cell>
          <table:table-cell/>
          <table:table-cell office:value-type="string" calcext:value-type="string">
            <text:p>crustacean</text:p>
          </table:table-cell>
          <table:table-cell table:style-name="ce10" office:value-type="string" calcext:value-type="string">
            <text:p>net reproductive rate (R0)</text:p>
          </table:table-cell>
          <table:table-cell office:value-type="string" calcext:value-type="string">
            <text:p>20,24</text:p>
          </table:table-cell>
          <table:table-cell/>
          <table:table-cell office:value-type="string" calcext:value-type="string">
            <text:p>Eightjuvenile individuals (\24 h old) of the F2 generation, drawnrandomly <text:s/>from <text:s/>the <text:s/>total <text:s/>pool <text:s/>produced <text:s/>by <text:s/>the <text:s/>three <text:s/>F1individuals, were then randomly distributed over eight sep-arate test vessels, four of which were placed at 20°C and theother four at 24°C. From this point on, clonal lineages weremaintained for two more generations in four replicates underthese conditions (F3 and F4). Ultimately, juvenile individ-uals (\24 h old) of the F5 generation were used to start up theactual life-table experiments. For both the control (no Cdadded) and the Cd exposure (3.7lg Cd/L), three replicateswere used, with each replicate being represented by a singleindividual <text:s/>produced <text:s/>by <text:s/>a <text:s/>different <text:s/>mother.</text:p>
          </table:table-cell>
          <table:table-cell office:value-type="string" calcext:value-type="string">
            <text:p>20,24</text:p>
          </table:table-cell>
          <table:table-cell table:style-name="ce10" office:value-type="string" calcext:value-type="string">
            <text:p>At20°C, the R0of theD. magnapopulation exposed to Cdwas significantly lower than in the control (by 23 %). Theeffect of Cd was more pronounced at 24°C, with R0being88 % lower than in the control of 24°C.</text:p>
          </table:table-cell>
          <table:table-cell office:value-type="string" calcext:value-type="string">
            <text:p>microcosm liquid culture ,batch culture</text:p>
          </table:table-cell>
          <table:table-cell office:value-type="float" office:value="3" calcext:value-type="float">
            <text:p>3</text:p>
          </table:table-cell>
          <table:table-cell office:value-type="string" calcext:value-type="string">
            <text:p>denovo</text:p>
          </table:table-cell>
          <table:table-cell office:value-type="string" calcext:value-type="string">
            <text:p>natural populations </text:p>
          </table:table-cell>
          <table:table-cell office:value-type="string" calcext:value-type="string">
            <text:p>no</text:p>
          </table:table-cell>
          <table:table-cell office:value-type="float" office:value="4" calcext:value-type="float">
            <text:p>4</text:p>
          </table:table-cell>
          <table:table-cell office:value-type="string" calcext:value-type="string">
            <text:p>biological</text:p>
          </table:table-cell>
          <table:table-cell table:number-columns-repeated="1000"/>
        </table:table-row>
        <table:table-row table:style-name="ro22">
          <table:table-cell office:value-type="string" calcext:value-type="string">
            <text:p>The transgenerational effects of heat stress in the nematode</text:p>
            <text:p>Caenorhabditis remanei are negative and rapidly eliminated under direct</text:p>
            <text:p>selection for increased stress resistance in larvae</text:p>
          </table:table-cell>
          <table:table-cell office:value-type="string" calcext:value-type="string">
            <text:p><text:span text:style-name="T21">(Sikkink et al., 2014)</text:span></text:p>
          </table:table-cell>
          <table:table-cell office:value-type="string" calcext:value-type="string">
            <text:p>caenorhabditis</text:p>
          </table:table-cell>
          <table:table-cell office:value-type="string" calcext:value-type="string">
            <text:p>remanei</text:p>
          </table:table-cell>
          <table:table-cell office:value-type="string" calcext:value-type="string">
            <text:p>1000–2000 mating individuals</text:p>
          </table:table-cell>
          <table:table-cell/>
          <table:table-cell office:value-type="string" calcext:value-type="string">
            <text:p>sexual, hermaphrodites </text:p>
          </table:table-cell>
          <table:table-cell office:value-type="string" calcext:value-type="string">
            <text:p>larvae</text:p>
          </table:table-cell>
          <table:table-cell office:value-type="string" calcext:value-type="string">
            <text:p>nematod</text:p>
          </table:table-cell>
          <table:table-cell office:value-type="string" calcext:value-type="string">
            <text:p>probability of survival</text:p>
          </table:table-cell>
          <table:table-cell office:value-type="string" calcext:value-type="string">
            <text:p>heat shock</text:p>
            <text:p>resistance to 36.8–37.2 °C</text:p>
          </table:table-cell>
          <table:table-cell/>
          <table:table-cell office:value-type="string" calcext:value-type="string">
            <text:p>As described in [20], one population was derived from a set of 26 natural</text:p>
            <text:p>isolates (isofemale lines) a few generations removed from nature, yield-</text:p>
            <text:p>ing a highly polymorphic base population (“ancestor”). The next popu-</text:p>
            <text:p>lation was an experimental population that was selected for heat shock</text:p>
            <text:p>resistance to 36.8–37.2 °C (“heat”) for 10 generations. Each replicate</text:p>
            <text:p>population comprised 1000–2000 mating individuals. Exposure to</text:p>
            <text:p>acute stress occurred either every second generation or when the pop-</text:p>
            <text:p>ulation produced ≥24,000 eggs, whichever occurred later (~30 genera-</text:p>
            <text:p>tions total). The final population was subject to the same handling as the</text:p>
            <text:p>heat-selected lines, but without an actual heat shock (“control”), yield-</text:p>
            <text:p>ing a total of 30 generations of adaptation to general laboratory condi-</text:p>
            <text:p>Tions.</text:p>
          </table:table-cell>
          <table:table-cell office:value-type="string" calcext:value-type="string">
            <text:p>20,30</text:p>
          </table:table-cell>
          <table:table-cell office:value-type="string" calcext:value-type="string">
            <text:p>parents subject to a prior heat stress actually produce offspring that are less able to survive a severe</text:p>
            <text:p>heat shock. Selection on heat shock resistance within the larvae via experimental evolution leads to a loss of</text:p>
            <text:p>sensitivity (robustness) to environmental variation during both the parental and larval periods.</text:p>
          </table:table-cell>
          <table:table-cell office:value-type="string" calcext:value-type="string">
            <text:p>microcosm culture , solid culture</text:p>
          </table:table-cell>
          <table:table-cell office:value-type="float" office:value="10" calcext:value-type="float">
            <text:p>10</text:p>
          </table:table-cell>
          <table:table-cell office:value-type="string" calcext:value-type="string">
            <text:p>standing</text:p>
          </table:table-cell>
          <table:table-cell office:value-type="string" calcext:value-type="string">
            <text:p>laboratory populations</text:p>
          </table:table-cell>
          <table:table-cell office:value-type="string" calcext:value-type="string">
            <text:p>no</text:p>
          </table:table-cell>
          <table:table-cell office:value-type="string" calcext:value-type="string">
            <text:p>Two replicates of the selected lines and four replicates of the</text:p>
            <text:p>control lines were maintained</text:p>
          </table:table-cell>
          <table:table-cell office:value-type="string" calcext:value-type="string">
            <text:p>biological</text:p>
          </table:table-cell>
          <table:table-cell table:number-columns-repeated="2"/>
          <table:table-cell office:value-type="string" calcext:value-type="string">
            <text:p>Whole genome</text:p>
            <text:p>transcriptional analysis</text:p>
          </table:table-cell>
          <table:table-cell table:number-columns-repeated="997"/>
        </table:table-row>
        <table:table-row table:style-name="ro23">
          <table:table-cell office:value-type="string" calcext:value-type="string">
            <text:p>Thermal Genetic Adaptation in the Water Flea Daphnia and its</text:p>
            <text:p>Impact: An Evolving Metacommunity Approach</text:p>
          </table:table-cell>
          <table:table-cell office:value-type="string" calcext:value-type="string">
            <text:p><text:span text:style-name="T21">(De Meester et al., 2011)</text:span></text:p>
          </table:table-cell>
          <table:table-cell office:value-type="string" calcext:value-type="string">
            <text:p>daphnia </text:p>
          </table:table-cell>
          <table:table-cell office:value-type="string" calcext:value-type="string">
            <text:p>magna</text:p>
          </table:table-cell>
          <table:table-cell table:number-columns-repeated="2"/>
          <table:table-cell office:value-type="string" calcext:value-type="string">
            <text:p><text:s/>parthenogenetic reproduction during favorable conditions with sexual reproduction</text:p>
          </table:table-cell>
          <table:table-cell table:number-columns-repeated="3"/>
          <table:table-cell office:value-type="string" calcext:value-type="string">
            <text:p>20, 24</text:p>
          </table:table-cell>
          <table:table-cell office:value-type="string" calcext:value-type="string">
            <text:p>3 months in the</text:p>
            <text:p>aquarium; 6 months in the mesocosm</text:p>
          </table:table-cell>
          <table:table-cell office:value-type="string" calcext:value-type="string">
            <text:p>In the first</text:p>
            <text:p>experiment, carried out in 10 L aquaria in the</text:p>
            <text:p>laboratory, we exposed the Daphnia to two constant</text:p>
            <text:p>temperature regimes (20 and 248C) as pure cultures,</text:p>
            <text:p>i.e., in the absence of competitors, predators and</text:p>
            <text:p>parasites (Van Doorslaer et al. 2009a). In the</text:p>
            <text:p>second experiment, we carried out a selection experi-</text:p>
            <text:p>ment in 3000 L mesocosms that were inoculated with</text:p>
            <text:p>natural communities in addition to the D. magna</text:p>
            <text:p>clones from Brown Moss.</text:p>
          </table:table-cell>
          <table:table-cell/>
          <table:table-cell office:value-type="string" calcext:value-type="string">
            <text:p>When cultured in the laboratory in the absence of</text:p>
            <text:p>interspecific competitors, predators, and parasites,</text:p>
            <text:p>populations of D. magna showed rapid differential</text:p>
            <text:p>micro-evolutionary responses to different tempera-</text:p>
            <text:p>ture regimes (208C versus 248C) in one of the culling</text:p>
            <text:p>regimes (removal of 50% of the animals every</text:p>
            <text:p>15 days; there was no response in the regime with</text:p>
            <text:p>10% culling every 3 days; (Van Doorslaer et al.</text:p>
            <text:p>2009a) (Table 1). Already after 3 months of selection,</text:p>
            <text:p>populations selected at the highest temperature</text:p>
            <text:p>(248C) performed better in terms of their intrinsic</text:p>
            <text:p>population growth rate both at a test temperature of</text:p>
            <text:p>248C as well as at the test temperature of 208C. Our</text:p>
            <text:p>results also provide indications of adaptive evolution</text:p>
            <text:p>of thermal plasticity under experimental warming.    In mesocosms: body size of the Daphnia selected at the</text:p>
            <text:p>higher temperature regime (ambient + 4C) showed a less strong response to temperature than did ani-</text:p>
            <text:p>mals selected at ambient temperature. Daphnia</text:p>
            <text:p>become smaller at higher temperatures, but the</text:p>
            <text:p>response is less strong in animals previously kept</text:p>
            <text:p>in the mesocosms exposed to a higher temperature</text:p>
            <text:p>regime than in animals from the mesocosms at</text:p>
            <text:p>ambient temperature</text:p>
          </table:table-cell>
          <table:table-cell office:value-type="string" calcext:value-type="string">
            <text:p>microcosm and mesocosm, liquid cultures </text:p>
          </table:table-cell>
          <table:table-cell/>
          <table:table-cell office:value-type="string" calcext:value-type="string">
            <text:p>standing</text:p>
          </table:table-cell>
          <table:table-cell office:value-type="string" calcext:value-type="string">
            <text:p>natural populations </text:p>
          </table:table-cell>
          <table:table-cell office:value-type="string" calcext:value-type="string">
            <text:p>no</text:p>
          </table:table-cell>
          <table:table-cell/>
          <table:table-cell office:value-type="string" calcext:value-type="string">
            <text:p>biological</text:p>
          </table:table-cell>
          <table:table-cell table:number-columns-repeated="100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1"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9">00/00/0000</text:date>, <text:time style:data-style-name="N2" text:time-value="20:07:42.1479555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1T16:08:16.665714510</meta:creation-date>
    <dc:date>2021-01-16T22:26:05.267992740</dc:date>
    <meta:editing-duration>P4DT2H5M6S</meta:editing-duration>
    <meta:editing-cycles>51</meta:editing-cycles>
    <meta:generator>LibreOffice/6.0.7.3$Linux_X86_64 LibreOffice_project/00m0$Build-3</meta:generator>
    <meta:document-statistic meta:table-count="1" meta:cell-count="583" meta:object-count="0"/>
  </office:meta>
</office:document-meta>
</file>